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8.36pt"/>
    </style:style>
    <style:style style:name="co2" style:family="table-column">
      <style:table-column-properties fo:break-before="auto" style:column-width="456.49pt"/>
    </style:style>
    <style:style style:name="co3" style:family="table-column">
      <style:table-column-properties fo:break-before="auto" style:column-width="114.69pt"/>
    </style:style>
    <style:style style:name="co4" style:family="table-column">
      <style:table-column-properties fo:break-before="auto" style:column-width="105.25pt"/>
    </style:style>
    <style:style style:name="co5" style:family="table-column">
      <style:table-column-properties fo:break-before="auto" style:column-width="125.69pt"/>
    </style:style>
    <style:style style:name="co6" style:family="table-column">
      <style:table-column-properties fo:break-before="auto" style:column-width="98.19pt"/>
    </style:style>
    <style:style style:name="co7" style:family="table-column">
      <style:table-column-properties fo:break-before="auto" style:column-width="110.01pt"/>
    </style:style>
    <style:style style:name="co8" style:family="table-column">
      <style:table-column-properties fo:break-before="auto" style:column-width="119.99pt"/>
    </style:style>
    <style:style style:name="co9" style:family="table-column">
      <style:table-column-properties fo:break-before="auto" style:column-width="111.54pt"/>
    </style:style>
    <style:style style:name="co10" style:family="table-column">
      <style:table-column-properties fo:break-before="auto" style:column-width="103.69pt"/>
    </style:style>
    <style:style style:name="co11" style:family="table-column">
      <style:table-column-properties fo:break-before="auto" style:column-width="143.01pt"/>
    </style:style>
    <style:style style:name="co12" style:family="table-column">
      <style:table-column-properties fo:break-before="auto" style:column-width="59.7pt"/>
    </style:style>
    <style:style style:name="co13" style:family="table-column">
      <style:table-column-properties fo:break-before="auto" style:column-width="90.34pt"/>
    </style:style>
    <style:style style:name="co14" style:family="table-column">
      <style:table-column-properties fo:break-before="auto" style:column-width="419.56pt"/>
    </style:style>
    <style:style style:name="co15" style:family="table-column">
      <style:table-column-properties fo:break-before="auto" style:column-width="53.4pt"/>
    </style:style>
    <style:style style:name="co16" style:family="table-column">
      <style:table-column-properties fo:break-before="auto" style:column-width="66.76pt"/>
    </style:style>
    <style:style style:name="co17" style:family="table-column">
      <style:table-column-properties fo:break-before="auto" style:column-width="72pt"/>
    </style:style>
    <style:style style:name="co18" style:family="table-column">
      <style:table-column-properties fo:break-before="auto" style:column-width="360pt"/>
    </style:style>
    <style:style style:name="co19" style:family="table-column">
      <style:table-column-properties fo:break-before="auto" style:column-width="432pt"/>
    </style:style>
    <style:style style:name="co20" style:family="table-column">
      <style:table-column-properties fo:break-before="auto" style:column-width="150.04pt"/>
    </style:style>
    <style:style style:name="ro1" style:family="table-row">
      <style:table-row-properties style:row-height="47.99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25.34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ta1" style:family="table" style:master-page-name="PageStyle_5f_Freight_20_Invoic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99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11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99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9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order-bottom="0.9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19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ce25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ce34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end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f898c8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ccffcc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cbfbc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ccffcc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cbfbc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74pt" svg:stroke-color="#000000" draw:stroke-linejoin="miter" draw:fill="solid" draw:fill-color="#ffffe1" draw:textarea-horizontal-align="justify" draw:textarea-vertical-align="top" draw:auto-grow-height="false" draw:auto-grow-width="false" fo:padding-top="1.59pt" fo:padding-bottom="1.59pt" fo:padding-left="1.59pt" fo:padding-right="1.59pt" fo:wrap-option="wrap" draw:shadow="visible" draw:shadow-offset-x="0.99pt" draw:shadow-offset-y="0.99pt"/>
    </style:style>
    <style:style style:name="gr2" style:family="graphic">
      <style:graphic-properties draw:stroke="solid" svg:stroke-width="0.74pt" svg:stroke-color="#000000" draw:stroke-linejoin="miter" draw:fill="solid" draw:fill-color="#ffffe1" draw:textarea-horizontal-align="justify" draw:textarea-vertical-align="top" draw:auto-grow-height="false" draw:auto-grow-width="false" fo:padding-top="1.59pt" fo:padding-bottom="1.59pt" fo:padding-left="1.59pt" fo:padding-right="1.59pt" fo:wrap-option="no-wrap" draw:shadow="visible" draw:shadow-offset-x="0.99pt" draw:shadow-offset-y="0.99pt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Freight Invoice" table:style-name="ta1" table:print-ranges="'Freight Invoice'.A2:'Freight Invoice'.AE46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8" table:default-cell-style-name="ce3"/>
        <table:table-column table:style-name="co5" table:number-columns-repeated="2" table:default-cell-style-name="ce3"/>
        <table:table-column table:style-name="co11" table:default-cell-style-name="ce3"/>
        <table:table-column table:style-name="co12" table:default-cell-style-name="ce23"/>
        <table:table-column table:style-name="co13" table:default-cell-style-name="ce3"/>
        <table:table-column table:style-name="co14" table:default-cell-style-name="ce3"/>
        <table:table-column table:style-name="co15" table:number-columns-repeated="3" table:default-cell-style-name="ce3"/>
        <table:table-column table:style-name="co16" table:number-columns-repeated="2" table:default-cell-style-name="ce3"/>
        <table:table-column table:style-name="co17" table:number-columns-repeated="9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05" table:default-cell-style-name="ce3"/>
        <table:table-column table:style-name="co20" table:number-columns-repeated="18" table:default-cell-style-name="ce9"/>
        <table:table-row table:style-name="ro1">
          <table:table-cell table:style-name="ce1" office:value-type="string">
            <office:annotation draw:style-name="gr1" draw:text-style-name="P1" svg:width="297.84pt" svg:height="224.45pt" svg:x="234.09pt" svg:y="9.38pt" draw:caption-point-x="-234.09pt" draw:caption-point-y="-9.38pt">
              <dc:date>2006-09-28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2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156.44pt" svg:height="224.45pt" svg:x="644.2pt" svg:y="9.38pt" draw:caption-point-x="-644.2pt" draw:caption-point-y="-9.38pt">
              <dc:date>2006-09-28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" office:value-type="string">
            <office:annotation draw:style-name="gr1" draw:text-style-name="P1" svg:width="177.56pt" svg:height="224.45pt" svg:x="772.55pt" svg:y="9.38pt" draw:caption-point-x="-772.55pt" draw:caption-point-y="-9.38pt">
              <dc:date>2006-09-28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3" office:value-type="string">
            <office:annotation draw:style-name="gr1" draw:text-style-name="P1" svg:width="149.39pt" svg:height="224.45pt" svg:x="868.85pt" svg:y="9.38pt" draw:caption-point-x="-868.85pt" draw:caption-point-y="-9.38pt">
              <dc:date>2006-09-28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5" office:value-type="string">
            <office:annotation draw:style-name="gr2" draw:text-style-name="P1" svg:width="595.59pt" svg:height="64.52pt" svg:x="988.58pt" svg:y="1.53pt" draw:caption-point-x="-988.58pt" draw:caption-point-y="-1.53pt">
              <dc:date>2006-09-28T00:00:00</dc:date>
              <text:p text:style-name="P1"><text:span text:style-name="T3">Property Qualifier:</text:span></text:p>
              <text:p text:style-name="P1"><text:span text:style-name="T3">The use of this metadata is specified by the ebXML CCTS which in turn extends the ISO 11179 naming rules.</text:span></text:p>
              <text:p text:style-name="P1"><text:span text:style-name="T3">A qualifier is a word or words that help define and differentiate a Business Information Entity from other Business Information Entities. </text:span></text:p>
              <text:p text:style-name="P1"><text:span text:style-name="T3">Qualifiers specialise or modify the Property Term. <text:s/>For example, when the BIE is used in another context.</text:span></text:p>
              <text:p text:style-name="P1"><text:span text:style-name="T3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3">For example: <text:s/>Postal is a type of Zone used in an Address.</text:span></text:p>
              <text:p text:style-name="P2"><text:span text:style-name="T4"/></text:p>
            </office:annotation>
            <text:p>Property Term Qualifier</text:p>
          </table:table-cell>
          <table:table-cell table:style-name="ce16" office:value-type="string">
            <office:annotation draw:style-name="gr2" draw:text-style-name="P1" svg:width="307.53pt" svg:height="142.89pt" svg:x="1086.43pt" svg:y="1.53pt" draw:caption-point-x="-1086.43pt" draw:caption-point-y="-1.53pt">
              <dc:date>2006-09-28T00:00:00</dc:date>
              <text:p text:style-name="P1"><text:span text:style-name="T3">Property Term Possessive Noun.</text:span></text:p>
              <text:p text:style-name="P1"><text:span text:style-name="T3">To improve consistency of naming property terms, UBL has introduced the idea of explicitly identifying possessive nouns. <text:s/>This is an extension of the ebXML CCTS.</text:span></text:p>
              <text:p text:style-name="P1"><text:span text:style-name="T3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3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3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6" office:value-type="string">
            <office:annotation draw:style-name="gr2" draw:text-style-name="P1" svg:width="307.45pt" svg:height="142.89pt" svg:x="1196.05pt" svg:y="1.53pt" draw:caption-point-x="-1196.05pt" draw:caption-point-y="-1.53pt">
              <dc:date>2006-09-28T00:00:00</dc:date>
              <text:p text:style-name="P1"><text:span text:style-name="T3">Property Term Primary Noun.</text:span></text:p>
              <text:p text:style-name="P1"><text:span text:style-name="T3">To improve consistency of naming property terms, UBL has introduced the idea of explicitly identifying possessive nouns. <text:s/>This is an extension of the ebXML CCTS.</text:span></text:p>
              <text:p text:style-name="P1"><text:span text:style-name="T3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3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3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" office:value-type="string">
            <office:annotation draw:style-name="gr2" draw:text-style-name="P1" svg:width="439.82pt" svg:height="98.02pt" svg:x="1324.35pt" svg:y="1.53pt" draw:caption-point-x="-1324.35pt" draw:caption-point-y="-1.53pt">
              <dc:date>2006-09-28T00:00:00</dc:date>
              <text:p text:style-name="P1"><text:span text:style-name="T3">Property Term.</text:span></text:p>
              <text:p text:style-name="P1"><text:span text:style-name="T3">The use of this metadata is specified by the ebXML CCTS which in turn extends the ISO 11179 naming rules.</text:span></text:p>
              <text:p text:style-name="P1"><text:span text:style-name="T3">Property Term represents the distinguishing characteristic or Property of the Object Class and shall occur naturally in the definition. </text:span></text:p>
              <text:p text:style-name="P1"><text:span text:style-name="T3">Also known as an attribute (to database designers). <text:s/>The combination of Object Class and its Property Term, should give the basic semantic meaning of the item.</text:span></text:p>
              <text:p text:style-name="P1"><text:span text:style-name="T3">In UBL's implementation the Property Term is constructed from the Primary Noun preceded by any Possessive Nouns.</text:span></text:p>
              <text:p text:style-name="P2"><text:span text:style-name="T4"/></text:p>
            </office:annotation>
            <text:p>Property Term</text:p>
          </table:table-cell>
          <table:table-cell table:style-name="ce1" office:value-type="string">
            <office:annotation draw:style-name="gr1" draw:text-style-name="P1" svg:width="103.24pt" svg:height="224.45pt" svg:x="1435.46pt" svg:y="9.38pt" draw:caption-point-x="-1435.46pt" draw:caption-point-y="-9.38pt">
              <dc:date>2006-09-28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" office:value-type="string">
            <text:p>Data Type Qualifier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office:annotation draw:style-name="gr1" draw:text-style-name="P1" svg:width="245.76pt" svg:height="224.45pt" svg:x="1772.05pt" svg:y="9.38pt" draw:caption-point-x="-1772.05pt" draw:caption-point-y="-9.38pt">
              <dc:date>2006-09-28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5" office:value-type="string">
            <office:annotation draw:style-name="gr1" draw:text-style-name="P1" svg:width="220.59pt" svg:height="224.45pt" svg:x="1932.55pt" svg:y="9.38pt" draw:caption-point-x="-1932.55pt" draw:caption-point-y="-9.38pt">
              <dc:date>2006-09-28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" office:value-type="string">
            <office:annotation draw:style-name="gr1" draw:text-style-name="P1" svg:width="55.5pt" svg:height="224.45pt" svg:x="2033.46pt" svg:y="9.38pt" draw:caption-point-x="-2033.46pt" draw:caption-point-y="-9.38pt">
              <dc:date>2006-09-28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3" office:value-type="string">
            <office:annotation draw:style-name="gr1" draw:text-style-name="P1" svg:width="368.99pt" svg:height="224.45pt" svg:x="2095.29pt" svg:y="9.38pt" draw:caption-point-x="-2095.29pt" draw:caption-point-y="-9.38pt">
              <dc:date>2006-09-28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" office:value-type="string">
            <office:annotation draw:style-name="gr1" draw:text-style-name="P1" svg:width="1892.78pt" svg:height="224.45pt" svg:x="2258.31pt" svg:y="9.38pt" draw:caption-point-x="-2258.31pt" draw:caption-point-y="-9.38pt">
              <dc:date>2006-09-28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2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6" office:value-type="string">
            <office:annotation draw:style-name="gr1" draw:text-style-name="P1" svg:width="1632.27pt" svg:height="224.45pt" svg:x="2634.58pt" svg:y="9.38pt" draw:caption-point-x="-2634.58pt" draw:caption-point-y="-9.38pt">
              <dc:date>2006-09-28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8" office:value-type="string">
            <text:p>Examples</text:p>
          </table:table-cell>
          <table:table-cell table:style-name="ce38" office:value-type="string">
            <text:p>UN/TDED Code</text:p>
          </table:table-cell>
          <table:table-cell table:style-name="ce42" office:value-type="string">
            <text:p>Current Version</text:p>
          </table:table-cell>
          <table:table-cell table:style-name="ce50" office:value-type="string">
            <office:annotation draw:style-name="gr1" draw:text-style-name="P1" svg:width="716.91pt" svg:height="250.16pt" svg:x="3551.53pt" svg:y="1.53pt" draw:caption-point-x="-3551.53pt" draw:caption-point-y="-1.53pt">
              <dc:date>2006-09-28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50" office:value-type="string">
            <office:annotation draw:style-name="gr1" draw:text-style-name="P1" svg:width="658.23pt" svg:height="250.16pt" svg:x="3612.56pt" svg:y="1.53pt" draw:caption-point-x="-3612.56pt" draw:caption-point-y="-1.53pt">
              <dc:date>2006-09-28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57" office:value-type="string">
            <text:p>Context: Business Process</text:p>
          </table:table-cell>
          <table:table-cell table:style-name="ce57" office:value-type="string">
            <text:p>Context: Region (Geopolitical)</text:p>
          </table:table-cell>
          <table:table-cell table:style-name="ce57" office:value-type="string">
            <text:p>Context: Official Constraints</text:p>
          </table:table-cell>
          <table:table-cell table:style-name="ce57" office:value-type="string">
            <text:p>Context: Product</text:p>
          </table:table-cell>
          <table:table-cell table:style-name="ce57" office:value-type="string">
            <text:p>Context: Industry</text:p>
          </table:table-cell>
          <table:table-cell table:style-name="ce57" office:value-type="string">
            <text:p>Context: Role</text:p>
          </table:table-cell>
          <table:table-cell table:style-name="ce57" office:value-type="string">
            <text:p>Context: Supporting Role</text:p>
          </table:table-cell>
          <table:table-cell table:style-name="ce57" office:value-type="string">
            <text:p>Context: System Constraint</text:p>
          </table:table-cell>
          <table:table-cell table:style-name="ce57" office:value-type="string">
            <text:p>Editor's Notes</text:p>
          </table:table-cell>
          <table:table-cell table:style-name="ce57" office:value-type="string">
            <text:p>Change from Previous Version</text:p>
          </table:table-cell>
          <table:table-cell table:style-name="ce57" office:value-type="string">
            <text:p>Changes for UBL 2.0 Update Package</text:p>
          </table:table-cell>
          <table:table-cell table:style-name="ce4" table:number-columns-repeated="113"/>
          <table:table-cell table:number-columns-repeated="110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FreightInvoice">
              <text:p>FreightInvoice</text:p>
            </table:table-cell>
            <table:table-cell table:style-name="ce2" office:value-type="string">
              <text:p>Freight Invoice. Details</text:p>
            </table:table-cell>
            <table:table-cell table:style-name="ce2"/>
            <table:table-cell table:style-name="ce2" office:value-type="string">
              <text:p>Freight Invoice</text:p>
            </table:table-cell>
            <table:table-cell table:style-name="ce2" table:number-columns-repeated="10"/>
            <table:table-cell table:style-name="ce21"/>
            <table:table-cell table:style-name="ce2" office:value-type="string">
              <text:p>ABIE</text:p>
            </table:table-cell>
            <table:table-cell table:style-name="ce31" office:value-type="string">
              <text:p>A document stating the charges incurred for the logistics service.</text:p>
            </table:table-cell>
            <table:table-cell table:style-name="ce31" table:number-columns-repeated="2"/>
            <table:table-cell table:style-name="ce43" office:value-type="string">
              <text:p>2.0</text:p>
            </table:table-cell>
            <table:table-cell table:style-name="ce51"/>
            <table:table-cell table:style-name="ce21"/>
            <table:table-cell table:style-name="ce31" office:value-type="string">
              <text:p>Procurement</text:p>
            </table:table-cell>
            <table:table-cell table:style-name="ce2" table:number-columns-repeated="10"/>
            <table:table-cell table:style-name="ce59" table:number-columns-repeated="112"/>
            <table:table-cell table:number-columns-repeated="111"/>
          </table:table-row>
        </table:table-header-rows>
        <table:table-row table:style-name="ro3">
          <table:table-cell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9" office:value-type="string">
            <text:p>Freight Invoice. UBL Version Identifier. Identifier</text:p>
          </table:table-cell>
          <table:table-cell table:style-name="ce4"/>
          <table:table-cell office:value-type="string">
            <text:p>Freight Invoice</text:p>
          </table:table-cell>
          <table:table-cell table:style-name="ce10"/>
          <table:table-cell table:style-name="ce10" office:value-type="string">
            <text:p>UBL Version</text:p>
          </table:table-cell>
          <table:table-cell table:style-name="ce4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4" office:value-type="string">
            <text:p>Identifier</text:p>
          </table:table-cell>
          <table:table-cell table:style-name="ce4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4" table:number-columns-repeated="3"/>
          <table:table-cell table:style-name="ce22" office:value-type="string">
            <text:p>0..1</text:p>
          </table:table-cell>
          <table:table-cell table:style-name="ce4" office:value-type="string">
            <text:p>BBIE</text:p>
          </table:table-cell>
          <table:table-cell table:style-name="ce10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7" office:value-type="string">
            <text:p>2.0.5</text:p>
          </table:table-cell>
          <table:table-cell table:style-name="ce4"/>
          <table:table-cell table:style-name="ce44" office:value-type="string">
            <text:p>2.0</text:p>
          </table:table-cell>
          <table:table-cell table:style-name="ce4" table:number-columns-repeated="2"/>
          <table:table-cell office:value-type="string">
            <text:p>Procurement</text:p>
          </table:table-cell>
          <table:table-cell table:style-name="ce4" table:number-columns-repeated="9"/>
          <table:table-cell table:style-name="ce58"/>
          <table:table-cell table:style-name="ce60" table:number-columns-repeated="114"/>
          <table:table-cell table:number-columns-repeated="91"/>
          <table:table-cell table:style-name="ce3"/>
          <table:table-cell table:number-columns-repeated="17"/>
        </table:table-row>
        <table:table-row table:style-name="ro2">
          <table:table-cell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9" office:value-type="string">
            <text:p>Freight Invoice. Customization Identifier. Identifier</text:p>
          </table:table-cell>
          <table:table-cell table:style-name="ce4"/>
          <table:table-cell table:style-name="ce9" office:value-type="string">
            <text:p>Freight Invoice</text:p>
          </table:table-cell>
          <table:table-cell table:style-name="ce10"/>
          <table:table-cell table:style-name="ce10" office:value-type="string">
            <text:p>Customization</text:p>
          </table:table-cell>
          <table:table-cell table:style-name="ce17" office:value-type="string">
            <text:p>Identifier</text:p>
          </table:table-cell>
          <table:table-cell table:formula="oooc:=IF([.F4]&lt;&gt;&quot;&quot;;CONCATENATE([.F4];&quot; &quot;;[.G4]);[.G4])" office:value-type="string" office:string-value="Customization Identifier">
            <text:p>Customization Identifier</text:p>
          </table:table-cell>
          <table:table-cell table:style-name="ce17" office:value-type="string">
            <text:p>Identifier</text:p>
          </table:table-cell>
          <table:table-cell table:style-name="ce4"/>
          <table:table-cell table:style-name="ce18" office:value-type="string">
            <text:p>Identifier. Type</text:p>
          </table:table-cell>
          <table:table-cell table:style-name="ce4" table:number-columns-repeated="2"/>
          <table:table-cell table:style-name="ce10"/>
          <table:table-cell table:style-name="ce22" office:value-type="string">
            <text:p>0..1</text:p>
          </table:table-cell>
          <table:table-cell table:style-name="ce18" office:value-type="string">
            <text:p>BBIE</text:p>
          </table:table-cell>
          <table:table-cell table:style-name="ce10" office:value-type="string">
            <text:p>Identifies a user-defined customization of UBL for a specific use.</text:p>
          </table:table-cell>
          <table:table-cell table:style-name="ce18" office:value-type="string">
            <text:p>NES</text:p>
          </table:table-cell>
          <table:table-cell table:style-name="ce4"/>
          <table:table-cell table:style-name="ce44" office:value-type="string">
            <text:p>2.0</text:p>
          </table:table-cell>
          <table:table-cell table:style-name="ce4" table:number-columns-repeated="2"/>
          <table:table-cell office:value-type="string">
            <text:p>Procurement</text:p>
          </table:table-cell>
          <table:table-cell table:style-name="ce4" table:number-columns-repeated="9"/>
          <table:table-cell table:style-name="ce58" office:value-type="string">
            <text:p>H3 formula pasted to H4 and H5</text:p>
          </table:table-cell>
          <table:table-cell table:style-name="ce60" table:number-columns-repeated="114"/>
          <table:table-cell table:number-columns-repeated="91"/>
          <table:table-cell table:style-name="ce3"/>
          <table:table-cell table:number-columns-repeated="17"/>
        </table:table-row>
        <table:table-row table:style-name="ro2">
          <table:table-cell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9" office:value-type="string">
            <text:p>Freight Invoice. Profile Identifier. Identifier</text:p>
          </table:table-cell>
          <table:table-cell table:style-name="ce4"/>
          <table:table-cell office:value-type="string">
            <text:p>Freight Invoice</text:p>
          </table:table-cell>
          <table:table-cell table:style-name="ce10"/>
          <table:table-cell table:style-name="ce10" office:value-type="string">
            <text:p>Profile</text:p>
          </table:table-cell>
          <table:table-cell table:style-name="ce17" office:value-type="string">
            <text:p>Identifier</text:p>
          </table:table-cell>
          <table:table-cell table:formula="oooc:=IF([.F5]&lt;&gt;&quot;&quot;;CONCATENATE([.F5];&quot; &quot;;[.G5]);[.G5])" office:value-type="string" office:string-value="Profile Identifier">
            <text:p>Profile Identifier</text:p>
          </table:table-cell>
          <table:table-cell table:style-name="ce17" office:value-type="string">
            <text:p>Identifier</text:p>
          </table:table-cell>
          <table:table-cell table:style-name="ce4"/>
          <table:table-cell table:style-name="ce18" office:value-type="string">
            <text:p>Identifier. Type</text:p>
          </table:table-cell>
          <table:table-cell table:style-name="ce4" table:number-columns-repeated="2"/>
          <table:table-cell table:style-name="ce10"/>
          <table:table-cell table:style-name="ce22" office:value-type="string">
            <text:p>0..1</text:p>
          </table:table-cell>
          <table:table-cell table:style-name="ce18" office:value-type="string">
            <text:p>BBIE</text:p>
          </table:table-cell>
          <table:table-cell table:style-name="ce10" office:value-type="string">
            <text:p>Identifies a user-defined profile of the customization of UBL being used.</text:p>
          </table:table-cell>
          <table:table-cell table:style-name="ce18" office:value-type="string">
            <text:p>BasicProcurementProcess</text:p>
          </table:table-cell>
          <table:table-cell table:style-name="ce4"/>
          <table:table-cell table:style-name="ce44" office:value-type="string">
            <text:p>2.0</text:p>
          </table:table-cell>
          <table:table-cell table:style-name="ce4" table:number-columns-repeated="2"/>
          <table:table-cell office:value-type="string">
            <text:p>Procurement</text:p>
          </table:table-cell>
          <table:table-cell table:style-name="ce4" table:number-columns-repeated="9"/>
          <table:table-cell table:style-name="ce58" office:value-type="string">
            <text:p>H3 formula pasted to H4 and H5</text:p>
          </table:table-cell>
          <table:table-cell table:style-name="ce60" table:number-columns-repeated="114"/>
          <table:table-cell table:number-columns-repeated="91"/>
          <table:table-cell table:style-name="ce3"/>
          <table:table-cell table:number-columns-repeated="17"/>
        </table:table-row>
        <table:table-row table:style-name="ro2">
          <table:table-cell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9" office:value-type="string">
            <text:p>Freight Invoice. Identifier</text:p>
          </table:table-cell>
          <table:table-cell/>
          <table:table-cell office:value-type="string">
            <text:p>Freight Invoic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2"/>
          <table:table-cell table:style-name="ce9" office:value-type="string">
            <text:p>Invoice Number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32" office:value-type="string">
            <text:p>An identifier for the Freight Invoice assigned by the Creditor.</text:p>
          </table:table-cell>
          <table:table-cell/>
          <table:table-cell office:value-type="float" office:value="1334">
            <text:p>1334</text:p>
          </table:table-cell>
          <table:table-cell table:style-name="ce45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office:value-type="string">
            <text:p>In definition, "Invoice" changed to "Freight Invoice"</text:p>
          </table:table-cell>
          <table:table-cell table:style-name="ce59" table:number-columns-repeated="112"/>
          <table:table-cell table:number-columns-repeated="111"/>
        </table:table-row>
        <table:table-row table:style-name="ro2">
          <table:table-cell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table:style-name="ce9" office:value-type="string">
            <text:p>Freight Invoice. Copy_ Indicator. Indicator</text:p>
          </table:table-cell>
          <table:table-cell/>
          <table:table-cell office:value-type="string">
            <text:p>Freight Invoice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es whether a document is a copy (true) or not (false).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59" table:number-columns-repeated="112"/>
          <table:table-cell table:number-columns-repeated="111"/>
        </table:table-row>
        <table:table-row table:style-name="ro2">
          <table:table-cell office:value-type="string">
            <text:p>UUID</text:p>
          </table:table-cell>
          <table:table-cell table:style-name="ce9" office:value-type="string">
            <text:p>Freight Invoice. UUID. Identifier</text:p>
          </table:table-cell>
          <table:table-cell/>
          <table:table-cell office:value-type="string">
            <text:p>Freight Invoice</text:p>
          </table:table-cell>
          <table:table-cell table:style-name="ce9"/>
          <table:table-cell/>
          <table:table-cell table:style-name="ce9"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9" office:value-type="string">
            <text:p>A universally unique identifier for an instance of this ABIE.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59" table:number-columns-repeated="112"/>
          <table:table-cell table:number-columns-repeated="111"/>
        </table:table-row>
        <table:table-row table:style-name="ro2">
          <table:table-cell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office:value-type="string">
            <text:p>Freight Invoice. Issue Date. Date</text:p>
          </table:table-cell>
          <table:table-cell/>
          <table:table-cell office:value-type="string">
            <text:p>Freight Invoic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2"/>
          <table:table-cell office:value-type="string">
            <text:p>Invoice Date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32" office:value-type="string">
            <text:p>The date assigned by the Creditor on which the Freight Invoice was issued.</text:p>
          </table:table-cell>
          <table:table-cell/>
          <table:table-cell office:value-type="float" office:value="2377">
            <text:p>2377</text:p>
          </table:table-cell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office:value-type="string">
            <text:p>In definition, "Invoice" changed to "Freight Invoice"</text:p>
          </table:table-cell>
          <table:table-cell table:style-name="ce59" table:number-columns-repeated="112"/>
          <table:table-cell table:number-columns-repeated="111"/>
        </table:table-row>
        <table:table-row table:style-name="ro2">
          <table:table-cell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office:value-type="string">
            <text:p>Freight Invoice. Issue Time. Time</text:p>
          </table:table-cell>
          <table:table-cell/>
          <table:table-cell office:value-type="string">
            <text:p>Freight Invoic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3" office:value-type="string">
            <text:p>The time assigned by the Creditor at which the Freight Invoice was issued.</text:p>
          </table:table-cell>
          <table:table-cell/>
          <table:table-cell office:value-type="float" office:value="2377">
            <text:p>2377</text:p>
          </table:table-cell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office:value-type="string">
            <text:p>In definition, "Invoice" changed to "Freight Invoice"</text:p>
          </table:table-cell>
          <table:table-cell table:style-name="ce59" table:number-columns-repeated="112"/>
          <table:table-cell table:number-columns-repeated="111"/>
        </table:table-row>
        <table:table-row table:style-name="ro2">
          <table:table-cell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InvoiceTypeCode">
            <text:p>InvoiceTypeCode</text:p>
          </table:table-cell>
          <table:table-cell table:style-name="ce9" office:value-type="string">
            <text:p>Freight Invoice. Invoice Type Code. Code</text:p>
          </table:table-cell>
          <table:table-cell/>
          <table:table-cell office:value-type="string">
            <text:p>Freight Invoice</text:p>
          </table:table-cell>
          <table:table-cell/>
          <table:table-cell table:style-name="ce9" office:value-type="string">
            <text:p>Invoice Type</text:p>
          </table:table-cell>
          <table:table-cell table:style-name="ce9" office:value-type="string">
            <text:p>Code</text:p>
          </table:table-cell>
          <table:table-cell table:formula="oooc:=IF([.F11]&lt;&gt;&quot;&quot;;CONCATENATE([.F11];&quot; &quot;;[.G11]);[.G11])" office:value-type="string" office:string-value="Invoice Type Code">
            <text:p>Invoice Type Code</text:p>
          </table:table-cell>
          <table:table-cell office:value-type="string">
            <text:p>Cod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2" office:value-type="string">
            <text:p>Code specifying the type of the Freight Invoice.</text:p>
          </table:table-cell>
          <table:table-cell/>
          <table:table-cell office:value-type="float" office:value="1027">
            <text:p>1027</text:p>
          </table:table-cell>
          <table:table-cell table:style-name="ce45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office:value-type="string">
            <text:p>In definition, "Invoice" changed to "Freight Invoice"</text:p>
          </table:table-cell>
          <table:table-cell table:style-name="ce59" table:number-columns-repeated="112"/>
          <table:table-cell table:number-columns-repeated="111"/>
        </table:table-row>
        <table:table-row table:style-name="ro3">
          <table:table-cell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Note">
            <text:p>Note</text:p>
          </table:table-cell>
          <table:table-cell office:value-type="string">
            <text:p>Freight Invoice. Note. Text</text:p>
          </table:table-cell>
          <table:table-cell/>
          <table:table-cell office:value-type="string">
            <text:p>Freight Invoic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2]&lt;&gt;&quot;&quot;;CONCATENATE([.F12];&quot; &quot;;[.G12]);[.G12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ext. Type">
            <text:p>Text. Type</text:p>
          </table:table-cell>
          <table:table-cell table:number-columns-repeated="3"/>
          <table:table-cell table:style-name="ce24" office:value-type="string">
            <text:p>0..n</text:p>
          </table:table-cell>
          <table:table-cell office:value-type="string">
            <text:p>BBIE</text:p>
          </table:table-cell>
          <table:table-cell table:style-name="ce32" office:value-type="string">
            <text:p>Free-form text applying to the Freight Invoice. This element may contain notes or any other similar information that is not contained explicitly in another structure.</text:p>
          </table:table-cell>
          <table:table-cell table:number-columns-repeated="2"/>
          <table:table-cell table:style-name="ce45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office:value-type="string">
            <text:p>In definition, "Invoice" changed to "Freight Invoice"</text:p>
          </table:table-cell>
          <table:table-cell table:style-name="ce59" table:number-columns-repeated="112"/>
          <table:table-cell table:number-columns-repeated="111"/>
        </table:table-row>
        <table:table-row table:style-name="ro2">
          <table:table-cell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TaxPointDate">
            <text:p>TaxPointDate</text:p>
          </table:table-cell>
          <table:table-cell office:value-type="string">
            <text:p>Freight Invoice. Tax Point Date. Date</text:p>
          </table:table-cell>
          <table:table-cell/>
          <table:table-cell office:value-type="string">
            <text:p>Freight Invoice</text:p>
          </table:table-cell>
          <table:table-cell/>
          <table:table-cell office:value-type="string">
            <text:p>Tax Point</text:p>
          </table:table-cell>
          <table:table-cell office:value-type="string">
            <text:p>Date</text:p>
          </table:table-cell>
          <table:table-cell table:formula="oooc:=IF([.F13]&lt;&gt;&quot;&quot;;CONCATENATE([.F13];&quot; &quot;;[.G13]);[.G13])" office:value-type="string" office:string-value="Tax Point Date">
            <text:p>Tax Point Date</text:p>
          </table:table-cell>
          <table:table-cell office:value-type="string">
            <text:p>Date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date of the Freight Invoice, used to indicate the point at which tax becomes applicable.</text:p>
          </table:table-cell>
          <table:table-cell table:number-columns-repeated="2"/>
          <table:table-cell table:style-name="ce45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office:value-type="string">
            <text:p>In definition, "Invoice" changed to "Freight Invoice"</text:p>
          </table:table-cell>
          <table:table-cell table:style-name="ce59" table:number-columns-repeated="112"/>
          <table:table-cell table:number-columns-repeated="111"/>
        </table:table-row>
        <table:table-row table:style-name="ro3">
          <table:table-cell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DocumentCurrencyCode">
            <text:p>DocumentCurrencyCode</text:p>
          </table:table-cell>
          <table:table-cell table:style-name="ce9" office:value-type="string">
            <text:p>Freight Invoice. Document_ Currency Code. Code</text:p>
          </table:table-cell>
          <table:table-cell/>
          <table:table-cell office:value-type="string">
            <text:p>Freight Invoice</text:p>
          </table:table-cell>
          <table:table-cell office:value-type="string">
            <text:p>Document</text:p>
          </table:table-cell>
          <table:table-cell office:value-type="string">
            <text:p>Currency</text:p>
          </table:table-cell>
          <table:table-cell office:value-type="string">
            <text:p>Code</text:p>
          </table:table-cell>
          <table:table-cell table:formula="oooc:=IF([.F14]&lt;&gt;&quot;&quot;;CONCATENATE([.F14];&quot; &quot;;[.G14]);[.G14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4]&lt;&gt;&quot;&quot;;CONCATENATE([.J14];&quot;_ &quot;;[.I14];&quot;. Type&quot;);CONCATENATE([.I14];&quot;. Type&quot;))" office:value-type="string" office:string-value="Currency_ Code. Type">
            <text:p>Currency_ Code. Type</text:p>
          </table:table-cell>
          <table:table-cell table:number-columns-repeated="3"/>
          <table:table-cell table:style-name="ce24"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in which the Document is presented. This may be the same currency as the pricing or as the tax.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59" table:number-columns-repeated="112"/>
          <table:table-cell table:number-columns-repeated="111"/>
        </table:table-row>
        <table:table-row table:style-name="ro2">
          <table:table-cell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TaxCurrencyCode">
            <text:p>TaxCurrencyCode</text:p>
          </table:table-cell>
          <table:table-cell table:style-name="ce9" office:value-type="string">
            <text:p>Freight Invoice. Tax_ Currency Code. Code</text:p>
          </table:table-cell>
          <table:table-cell/>
          <table:table-cell office:value-type="string">
            <text:p>Freight Invoice</text:p>
          </table:table-cell>
          <table:table-cell office:value-type="string">
            <text:p>Tax</text:p>
          </table:table-cell>
          <table:table-cell office:value-type="string">
            <text:p>Currency</text:p>
          </table:table-cell>
          <table:table-cell office:value-type="string">
            <text:p>Code</text:p>
          </table:table-cell>
          <table:table-cell table:formula="oooc:=IF([.F15]&lt;&gt;&quot;&quot;;CONCATENATE([.F15];&quot; &quot;;[.G15]);[.G15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5]&lt;&gt;&quot;&quot;;CONCATENATE([.J15];&quot;_ &quot;;[.I15];&quot;. Type&quot;);CONCATENATE([.I15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used for tax amounts in the Freight Invoice.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office:value-type="string">
            <text:p>In definition, "Invoice" changed to "Freight Invoice"</text:p>
          </table:table-cell>
          <table:table-cell table:style-name="ce59" table:number-columns-repeated="112"/>
          <table:table-cell table:number-columns-repeated="111"/>
        </table:table-row>
        <table:table-row table:style-name="ro2">
          <table:table-cell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PricingCurrencyCode">
            <text:p>PricingCurrencyCode</text:p>
          </table:table-cell>
          <table:table-cell table:style-name="ce9" office:value-type="string">
            <text:p>Freight Invoice. Pricing_ Currency Code. Code</text:p>
          </table:table-cell>
          <table:table-cell/>
          <table:table-cell office:value-type="string">
            <text:p>Freight Invoice</text:p>
          </table:table-cell>
          <table:table-cell office:value-type="string">
            <text:p>Pricing</text:p>
          </table:table-cell>
          <table:table-cell office:value-type="string">
            <text:p>Currency</text:p>
          </table:table-cell>
          <table:table-cell office:value-type="string">
            <text:p>Code</text:p>
          </table:table-cell>
          <table:table-cell table:formula="oooc:=IF([.F16]&lt;&gt;&quot;&quot;;CONCATENATE([.F16];&quot; &quot;;[.G16]);[.G16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6]&lt;&gt;&quot;&quot;;CONCATENATE([.J16];&quot;_ &quot;;[.I16];&quot;. Type&quot;);CONCATENATE([.I16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9" office:value-type="string">
            <text:p>The currency used for prices in the Freight Invoice.</text:p>
          </table:table-cell>
          <table:table-cell table:number-columns-repeated="2"/>
          <table:table-cell table:style-name="ce45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59" table:number-columns-repeated="112"/>
          <table:table-cell table:number-columns-repeated="111"/>
        </table:table-row>
        <table:table-row table:style-name="ro2">
          <table:table-cell table:style-name="ce4" table:formula="oooc:=SUBSTITUTE(SUBSTITUTE(CONCATENATE(IF([.E17]=&quot;Universally Unique&quot;;&quot;UU&quot;;[.E17]);IF([.G17]&lt;&gt;[.I17];[.H17];[.F17]);CONCATENATE(IF([.I17]=&quot;Identifier&quot;;&quot;ID&quot;;IF([.I17]=&quot;Text&quot;;&quot;&quot;;[.I17]))));&quot; &quot;;&quot;&quot;);&quot;'&quot;;&quot;&quot;)" office:value-type="string" office:string-value="PaymentCurrencyCode">
            <text:p>PaymentCurrencyCode</text:p>
          </table:table-cell>
          <table:table-cell table:style-name="ce10" office:value-type="string">
            <text:p>Freight Invoice. Payment_ Currency Code. Code</text:p>
          </table:table-cell>
          <table:table-cell table:style-name="ce4"/>
          <table:table-cell office:value-type="string">
            <text:p>Freight Invoice</text:p>
          </table:table-cell>
          <table:table-cell table:style-name="ce4" office:value-type="string">
            <text:p>Payment</text:p>
          </table:table-cell>
          <table:table-cell table:style-name="ce4" office:value-type="string">
            <text:p>Currency</text:p>
          </table:table-cell>
          <table:table-cell office:value-type="string">
            <text:p>Code</text:p>
          </table:table-cell>
          <table:table-cell table:style-name="ce4" table:formula="oooc:=IF([.F17]&lt;&gt;&quot;&quot;;CONCATENATE([.F17];&quot; &quot;;[.G17]);[.G17])" office:value-type="string" office:string-value="Currency Code">
            <text:p>Currency Code</text:p>
          </table:table-cell>
          <table:table-cell table:style-name="ce4" office:value-type="string">
            <text:p>Code</text:p>
          </table:table-cell>
          <table:table-cell table:style-name="ce4" office:value-type="string">
            <text:p>Currency</text:p>
          </table:table-cell>
          <table:table-cell table:style-name="ce4" table:formula="oooc:=IF([.J17]&lt;&gt;&quot;&quot;;CONCATENATE([.J17];&quot;_ &quot;;[.I17];&quot;. Type&quot;);CONCATENATE([.I17];&quot;. Type&quot;))" office:value-type="string" office:string-value="Currency_ Code. Type">
            <text:p>Currency_ Code. Type</text:p>
          </table:table-cell>
          <table:table-cell table:style-name="ce4" table:number-columns-repeated="3"/>
          <table:table-cell table:style-name="ce25" office:value-type="string">
            <text:p>0..1</text:p>
          </table:table-cell>
          <table:table-cell table:style-name="ce4" office:value-type="string">
            <text:p>BBIE</text:p>
          </table:table-cell>
          <table:table-cell table:style-name="ce9" office:value-type="string">
            <text:p>The currency used for payment in the Freight Invoice.</text:p>
          </table:table-cell>
          <table:table-cell table:style-name="ce4" table:number-columns-repeated="2"/>
          <table:table-cell table:style-name="ce44" office:value-type="string">
            <text:p>2.0</text:p>
          </table:table-cell>
          <table:table-cell table:style-name="ce4" table:number-columns-repeated="2"/>
          <table:table-cell table:style-name="ce4" office:value-type="string">
            <text:p>Procurement</text:p>
          </table:table-cell>
          <table:table-cell table:style-name="ce4" table:number-columns-repeated="10"/>
          <table:table-cell table:style-name="ce60" table:number-columns-repeated="113"/>
          <table:table-cell table:style-name="ce4" table:number-columns-repeated="92"/>
          <table:table-cell table:number-columns-repeated="18"/>
        </table:table-row>
        <table:table-row table:style-name="ro2">
          <table:table-cell table:style-name="ce4" table:formula="oooc:=SUBSTITUTE(SUBSTITUTE(CONCATENATE(IF([.E18]=&quot;Universally Unique&quot;;&quot;UU&quot;;[.E18]);IF([.G18]&lt;&gt;[.I18];[.H18];[.F18]);CONCATENATE(IF([.I18]=&quot;Identifier&quot;;&quot;ID&quot;;IF([.I18]=&quot;Text&quot;;&quot;&quot;;[.I18]))));&quot; &quot;;&quot;&quot;);&quot;'&quot;;&quot;&quot;)" office:value-type="string" office:string-value="PaymentAlternativeCurrencyCode">
            <text:p>PaymentAlternativeCurrencyCode</text:p>
          </table:table-cell>
          <table:table-cell table:style-name="ce10" office:value-type="string">
            <text:p>Freight Invoice. Payment Alternative_ Currency Code. Code</text:p>
          </table:table-cell>
          <table:table-cell table:style-name="ce4"/>
          <table:table-cell office:value-type="string">
            <text:p>Freight Invoice</text:p>
          </table:table-cell>
          <table:table-cell table:style-name="ce10" office:value-type="string">
            <text:p>Payment Alternative</text:p>
          </table:table-cell>
          <table:table-cell table:style-name="ce4" office:value-type="string">
            <text:p>Currency</text:p>
          </table:table-cell>
          <table:table-cell office:value-type="string">
            <text:p>Code</text:p>
          </table:table-cell>
          <table:table-cell table:style-name="ce4" table:formula="oooc:=IF([.F18]&lt;&gt;&quot;&quot;;CONCATENATE([.F18];&quot; &quot;;[.G18]);[.G18])" office:value-type="string" office:string-value="Currency Code">
            <text:p>Currency Code</text:p>
          </table:table-cell>
          <table:table-cell table:style-name="ce4" office:value-type="string">
            <text:p>Code</text:p>
          </table:table-cell>
          <table:table-cell table:style-name="ce4" office:value-type="string">
            <text:p>Currency</text:p>
          </table:table-cell>
          <table:table-cell table:style-name="ce4" table:formula="oooc:=IF([.J18]&lt;&gt;&quot;&quot;;CONCATENATE([.J18];&quot;_ &quot;;[.I18];&quot;. Type&quot;);CONCATENATE([.I18];&quot;. Type&quot;))" office:value-type="string" office:string-value="Currency_ Code. Type">
            <text:p>Currency_ Code. Type</text:p>
          </table:table-cell>
          <table:table-cell table:style-name="ce4" table:number-columns-repeated="3"/>
          <table:table-cell table:style-name="ce25" office:value-type="string">
            <text:p>0..1</text:p>
          </table:table-cell>
          <table:table-cell table:style-name="ce4" office:value-type="string">
            <text:p>BBIE</text:p>
          </table:table-cell>
          <table:table-cell table:style-name="ce9" office:value-type="string">
            <text:p>The alternative currency used for payment in the Freight Invoice.</text:p>
          </table:table-cell>
          <table:table-cell table:style-name="ce4" table:number-columns-repeated="2"/>
          <table:table-cell table:style-name="ce44" office:value-type="string">
            <text:p>2.0</text:p>
          </table:table-cell>
          <table:table-cell table:style-name="ce4" table:number-columns-repeated="2"/>
          <table:table-cell table:style-name="ce4" office:value-type="string">
            <text:p>Procurement</text:p>
          </table:table-cell>
          <table:table-cell table:style-name="ce4" table:number-columns-repeated="10"/>
          <table:table-cell table:style-name="ce60" table:number-columns-repeated="113"/>
          <table:table-cell table:style-name="ce4" table:number-columns-repeated="92"/>
          <table:table-cell table:number-columns-repeated="18"/>
        </table:table-row>
        <table:table-row table:style-name="ro2">
          <table:table-cell table:formula="oooc:=SUBSTITUTE(SUBSTITUTE(CONCATENATE(IF([.E19]=&quot;Universally Unique&quot;;&quot;UU&quot;;[.E19]);IF([.G19]&lt;&gt;[.I19];[.H19];[.F19]);CONCATENATE(IF([.I19]=&quot;Identifier&quot;;&quot;ID&quot;;IF([.I19]=&quot;Text&quot;;&quot;&quot;;[.I19]))));&quot; &quot;;&quot;&quot;);&quot;'&quot;;&quot;&quot;)" office:value-type="string" office:string-value="AccountingCostCode">
            <text:p>AccountingCostCode</text:p>
          </table:table-cell>
          <table:table-cell table:style-name="ce9" office:value-type="string">
            <text:p>Freight Invoice. Accounting Cost Code. Code</text:p>
          </table:table-cell>
          <table:table-cell/>
          <table:table-cell office:value-type="string">
            <text:p>Freight Invoice</text:p>
          </table:table-cell>
          <table:table-cell table:style-name="ce9"/>
          <table:table-cell table:style-name="ce9" office:value-type="string">
            <text:p>Accounting Cost</text:p>
          </table:table-cell>
          <table:table-cell office:value-type="string">
            <text:p>Code</text:p>
          </table:table-cell>
          <table:table-cell table:formula="oooc:=IF([.F19]&lt;&gt;&quot;&quot;;CONCATENATE([.F19];&quot; &quot;;[.G19]);[.G19])" office:value-type="string" office:string-value="Accounting Cost Code">
            <text:p>Accounting Cost Code</text:p>
          </table:table-cell>
          <table:table-cell office:value-type="string">
            <text:p>Code</text:p>
          </table:table-cell>
          <table:table-cell/>
          <table:table-cell table:formula="oooc:=IF([.J19]&lt;&gt;&quot;&quot;;CONCATENATE([.J19];&quot;_ &quot;;[.I19];&quot;. Type&quot;);CONCATENATE([.I19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Freight Invoice as a whole.</text:p>
          </table:table-cell>
          <table:table-cell table:number-columns-repeated="2"/>
          <table:table-cell table:style-name="ce45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office:value-type="string">
            <text:p>In definition, "Invoice" changed to "Freight Invoice"</text:p>
          </table:table-cell>
          <table:table-cell table:style-name="ce59" table:number-columns-repeated="112"/>
          <table:table-cell table:number-columns-repeated="111"/>
        </table:table-row>
        <table:table-row table:style-name="ro2">
          <table:table-cell table:formula="oooc:=SUBSTITUTE(SUBSTITUTE(CONCATENATE(IF([.E20]=&quot;Universally Unique&quot;;&quot;UU&quot;;[.E20]);IF([.G20]&lt;&gt;[.I20];[.H20];[.F20]);CONCATENATE(IF([.I20]=&quot;Identifier&quot;;&quot;ID&quot;;IF([.I20]=&quot;Text&quot;;&quot;&quot;;[.I20]))));&quot; &quot;;&quot;&quot;);&quot;'&quot;;&quot;&quot;)" office:value-type="string" office:string-value="AccountingCost">
            <text:p>AccountingCost</text:p>
          </table:table-cell>
          <table:table-cell table:style-name="ce9" office:value-type="string">
            <text:p>Freight Invoice. Accounting Cost. Text</text:p>
          </table:table-cell>
          <table:table-cell/>
          <table:table-cell office:value-type="string">
            <text:p>Freight Invoice</text:p>
          </table:table-cell>
          <table:table-cell table:number-columns-repeated="2" table:style-name="ce9"/>
          <table:table-cell table:style-name="ce9" office:value-type="string">
            <text:p>Accounting Cost</text:p>
          </table:table-cell>
          <table:table-cell table:formula="oooc:=IF([.F20]&lt;&gt;&quot;&quot;;CONCATENATE([.F20];&quot; &quot;;[.G20]);[.G20])" office:value-type="string" office:string-value="Accounting Cost">
            <text:p>Accounting Cost</text:p>
          </table:table-cell>
          <table:table-cell table:style-name="ce9" office:value-type="string">
            <text:p>Text</text:p>
          </table:table-cell>
          <table:table-cell/>
          <table:table-cell table:formula="oooc:=IF([.J20]&lt;&gt;&quot;&quot;;CONCATENATE([.J20];&quot;_ &quot;;[.I20];&quot;. Type&quot;);CONCATENATE([.I20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st centre applied to the Freight Invoice as a whole, expressed as text.</text:p>
          </table:table-cell>
          <table:table-cell table:number-columns-repeated="2"/>
          <table:table-cell table:style-name="ce45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office:value-type="string">
            <text:p>Definition changed from "The Buyer's accounting code applied to the Invoice as a whole, expressed as text." to "The Buyer's accounting cost centre applied to the Freight Invoice as a whole, expressed as text."</text:p>
          </table:table-cell>
          <table:table-cell table:style-name="ce59" table:number-columns-repeated="112"/>
          <table:table-cell table:number-columns-repeated="111"/>
        </table:table-row>
        <table:table-row table:style-name="ro2">
          <table:table-cell table:formula="oooc:=SUBSTITUTE(SUBSTITUTE(CONCATENATE(IF([.E21]=&quot;Universally Unique&quot;;&quot;UU&quot;;[.E21]);IF([.G21]&lt;&gt;[.I21];[.H21];[.F21]);CONCATENATE(IF([.I21]=&quot;Identifier&quot;;&quot;ID&quot;;IF([.I21]=&quot;Text&quot;;&quot;&quot;;[.I21]))));&quot; &quot;;&quot;&quot;);&quot;'&quot;;&quot;&quot;)" office:value-type="string" office:string-value="LineCountNumeric">
            <text:p>LineCountNumeric</text:p>
          </table:table-cell>
          <table:table-cell table:style-name="ce9" office:value-type="string">
            <text:p>Freight Invoice. Line Count. Numeric</text:p>
          </table:table-cell>
          <table:table-cell/>
          <table:table-cell office:value-type="string">
            <text:p>Freight Invoice</text:p>
          </table:table-cell>
          <table:table-cell/>
          <table:table-cell table:style-name="ce9" office:value-type="string">
            <text:p>Line</text:p>
          </table:table-cell>
          <table:table-cell table:style-name="ce9" office:value-type="string">
            <text:p>Count</text:p>
          </table:table-cell>
          <table:table-cell table:formula="oooc:=IF([.F21]&lt;&gt;&quot;&quot;;CONCATENATE([.F21];&quot; &quot;;[.G21]);[.G21])" office:value-type="string" office:string-value="Line Count">
            <text:p>Line Count</text:p>
          </table:table-cell>
          <table:table-cell table:style-name="ce9" office:value-type="string">
            <text:p>Numeric</text:p>
          </table:table-cell>
          <table:table-cell/>
          <table:table-cell table:formula="oooc:=IF([.J21]&lt;&gt;&quot;&quot;;CONCATENATE([.J21];&quot;_ &quot;;[.I21];&quot;. Type&quot;);CONCATENATE([.I21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9" office:value-type="string">
            <text:p>The number of lines in the document.</text:p>
          </table:table-cell>
          <table:table-cell table:number-columns-repeated="2"/>
          <table:table-cell table:style-name="ce45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59" table:number-columns-repeated="112"/>
          <table:table-cell table:number-columns-repeated="111"/>
        </table:table-row>
        <table:table-row table:style-name="ro2">
          <table:table-cell table:style-name="ce5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InvoicePeriod">
            <text:p>InvoicePeriod</text:p>
          </table:table-cell>
          <table:table-cell table:style-name="ce5" office:value-type="string">
            <text:p>Freight Invoice. Invoice_ Period. Period</text:p>
          </table:table-cell>
          <table:table-cell table:style-name="ce11"/>
          <table:table-cell table:style-name="ce11" office:value-type="string">
            <text:p>Freight Invoice</text:p>
          </table:table-cell>
          <table:table-cell table:style-name="ce11" office:value-type="string">
            <text:p>Invoice</text:p>
          </table:table-cell>
          <table:table-cell table:style-name="ce11"/>
          <table:table-cell table:style-name="ce11"/>
          <table:table-cell table:style-name="ce5" table:formula="oooc:=[.M22]" office:value-type="string" office:string-value="Period">
            <text:p>Period</text:p>
          </table:table-cell>
          <table:table-cell table:style-name="ce5" table:formula="oooc:=[.M22]" office:value-type="string" office:string-value="Period">
            <text:p>Period</text:p>
          </table:table-cell>
          <table:table-cell table:style-name="ce5"/>
          <table:table-cell table:style-name="ce11" table:number-columns-repeated="2"/>
          <table:table-cell table:style-name="ce12" office:value-type="string">
            <text:p>Period</text:p>
          </table:table-cell>
          <table:table-cell table:style-name="ce11"/>
          <table:table-cell table:style-name="ce26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4" office:value-type="string">
            <text:p>An association to period(s) to which the Freight Invoice applies.</text:p>
          </table:table-cell>
          <table:table-cell table:style-name="ce34" table:number-columns-repeated="2"/>
          <table:table-cell table:style-name="ce46" office:value-type="string">
            <text:p>1.0</text:p>
          </table:table-cell>
          <table:table-cell table:style-name="ce41"/>
          <table:table-cell table:style-name="ce29"/>
          <table:table-cell table:style-name="ce11" office:value-type="string">
            <text:p>Procurement</text:p>
          </table:table-cell>
          <table:table-cell table:style-name="ce11" table:number-columns-repeated="9"/>
          <table:table-cell table:style-name="ce11" office:value-type="string">
            <text:p>In definition, "Invoice" changed to "Freight Invoice"</text:p>
          </table:table-cell>
          <table:table-cell table:number-columns-repeated="223"/>
        </table:table-row>
        <table:table-row table:style-name="ro2">
          <table:table-cell table:style-name="ce6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Shipment">
            <text:p>Shipment</text:p>
          </table:table-cell>
          <table:table-cell table:style-name="ce6" office:value-type="string">
            <text:p>Freight Invoice. Shipment</text:p>
          </table:table-cell>
          <table:table-cell table:style-name="ce6"/>
          <table:table-cell table:style-name="ce14" office:value-type="string">
            <text:p>Freight Invoice</text:p>
          </table:table-cell>
          <table:table-cell table:number-columns-repeated="2" table:style-name="ce6"/>
          <table:table-cell table:style-name="ce6"/>
          <table:table-cell table:style-name="ce6" table:formula="oooc:=[.M23]" office:value-type="string" office:string-value="Shipment">
            <text:p>Shipment</text:p>
          </table:table-cell>
          <table:table-cell table:style-name="ce6" table:formula="oooc:=[.M23]" office:value-type="string" office:string-value="Shipment">
            <text:p>Shipment</text:p>
          </table:table-cell>
          <table:table-cell table:style-name="ce6" table:number-columns-repeated="3"/>
          <table:table-cell table:style-name="ce19" office:value-type="string">
            <text:p>Shipment</text:p>
          </table:table-cell>
          <table:table-cell table:style-name="ce6"/>
          <table:table-cell table:style-name="ce27" office:value-type="string">
            <text:p>1</text:p>
          </table:table-cell>
          <table:table-cell table:style-name="ce6" office:value-type="string">
            <text:p>ASBIE</text:p>
          </table:table-cell>
          <table:table-cell table:style-name="ce35" office:value-type="string">
            <text:p>An association to Shipment.</text:p>
          </table:table-cell>
          <table:table-cell table:style-name="ce39" table:number-columns-repeated="2"/>
          <table:table-cell table:style-name="ce47" office:value-type="string">
            <text:p>2.0</text:p>
          </table:table-cell>
          <table:table-cell table:style-name="ce52"/>
          <table:table-cell table:style-name="ce27"/>
          <table:table-cell table:style-name="ce11" office:value-type="string">
            <text:p>Procurement</text:p>
          </table:table-cell>
          <table:table-cell table:style-name="ce6" table:number-columns-repeated="10"/>
          <table:table-cell table:style-name="ce4" table:number-columns-repeated="113"/>
          <table:table-cell table:number-columns-repeated="110"/>
        </table:table-row>
        <table:table-row table:style-name="ro2">
          <table:table-cell table:style-name="ce5" office:value-type="string">
            <text:p>OrderReference</text:p>
          </table:table-cell>
          <table:table-cell table:style-name="ce5" office:value-type="string">
            <text:p>Freight Invoice. Order Reference</text:p>
          </table:table-cell>
          <table:table-cell table:style-name="ce11"/>
          <table:table-cell table:style-name="ce11" office:value-type="string">
            <text:p>Freight Invoice</text:p>
          </table:table-cell>
          <table:table-cell table:style-name="ce11" table:number-columns-repeated="3"/>
          <table:table-cell table:style-name="ce5" table:formula="oooc:=[.M24]" office:value-type="string" office:string-value="Order Reference">
            <text:p>Order Reference</text:p>
          </table:table-cell>
          <table:table-cell table:style-name="ce5" table:formula="oooc:=[.M24]" office:value-type="string" office:string-value="Order Reference">
            <text:p>Order Reference</text:p>
          </table:table-cell>
          <table:table-cell table:style-name="ce5"/>
          <table:table-cell table:style-name="ce11" table:number-columns-repeated="2"/>
          <table:table-cell table:style-name="ce12" office:value-type="string">
            <text:p>Order Reference</text:p>
          </table:table-cell>
          <table:table-cell table:style-name="ce11"/>
          <table:table-cell table:style-name="ce26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6" office:value-type="string">
            <text:p>An association to Order Reference.</text:p>
          </table:table-cell>
          <table:table-cell table:style-name="ce34" table:number-columns-repeated="2"/>
          <table:table-cell table:style-name="ce46" office:value-type="string">
            <text:p>1.0</text:p>
          </table:table-cell>
          <table:table-cell table:style-name="ce41"/>
          <table:table-cell table:style-name="ce29"/>
          <table:table-cell table:style-name="ce11" office:value-type="string">
            <text:p>Procurement</text:p>
          </table:table-cell>
          <table:table-cell table:style-name="ce11" table:number-columns-repeated="10"/>
          <table:table-cell table:style-name="ce59" table:number-columns-repeated="112"/>
          <table:table-cell table:number-columns-repeated="111"/>
        </table:table-row>
        <table:table-row table:style-name="ro2">
          <table:table-cell table:style-name="ce7" table:formula="oooc:=SUBSTITUTE(SUBSTITUTE(CONCATENATE(IF([.E25]=&quot;Universally Unique&quot;;&quot;U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BillingReference">
            <text:p>BillingReference</text:p>
          </table:table-cell>
          <table:table-cell table:style-name="ce7" office:value-type="string">
            <text:p>Freight Invoice. Billing Reference</text:p>
          </table:table-cell>
          <table:table-cell table:style-name="ce12"/>
          <table:table-cell table:style-name="ce12" office:value-type="string">
            <text:p>Freight Invoice</text:p>
          </table:table-cell>
          <table:table-cell table:number-columns-repeated="2" table:style-name="ce12"/>
          <table:table-cell table:style-name="ce12"/>
          <table:table-cell table:style-name="ce7" table:formula="oooc:=[.M25]" office:value-type="string" office:string-value="Billing Reference">
            <text:p>Billing Reference</text:p>
          </table:table-cell>
          <table:table-cell table:style-name="ce7" table:formula="oooc:=[.M25]" office:value-type="string" office:string-value="Billing Reference">
            <text:p>Billing Reference</text:p>
          </table:table-cell>
          <table:table-cell table:style-name="ce7"/>
          <table:table-cell table:style-name="ce12" table:number-columns-repeated="2"/>
          <table:table-cell table:style-name="ce12" office:value-type="string">
            <text:p>Billing Reference</text:p>
          </table:table-cell>
          <table:table-cell table:style-name="ce12"/>
          <table:table-cell table:style-name="ce28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Billing Reference.</text:p>
          </table:table-cell>
          <table:table-cell table:style-name="ce36" table:number-columns-repeated="2"/>
          <table:table-cell table:style-name="ce48" office:value-type="string">
            <text:p>2.0</text:p>
          </table:table-cell>
          <table:table-cell table:style-name="ce53"/>
          <table:table-cell table:style-name="ce56"/>
          <table:table-cell table:style-name="ce12" office:value-type="string">
            <text:p>Procurement</text:p>
          </table:table-cell>
          <table:table-cell table:style-name="ce12" table:number-columns-repeated="10"/>
          <table:table-cell table:style-name="ce33" table:number-columns-repeated="23"/>
          <table:table-cell table:style-name="ce9" table:number-columns-repeated="182"/>
          <table:table-cell table:number-columns-repeated="18"/>
        </table:table-row>
        <table:table-row table:style-name="ro2">
          <table:table-cell table:style-name="ce5" table:formula="oooc:=SUBSTITUTE(SUBSTITUTE(CONCATENATE(IF([.E26]=&quot;Globally Unique&quot;;&quot;G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DespatchDocumentReference">
            <text:p>DespatchDocumentReference</text:p>
          </table:table-cell>
          <table:table-cell table:style-name="ce5" office:value-type="string">
            <text:p>Freight Invoice. Despatch_ Document Reference. Document Reference</text:p>
          </table:table-cell>
          <table:table-cell table:style-name="ce11"/>
          <table:table-cell table:style-name="ce11" office:value-type="string">
            <text:p>Freight Invoice</text:p>
          </table:table-cell>
          <table:table-cell table:style-name="ce11" office:value-type="string">
            <text:p>Despatch</text:p>
          </table:table-cell>
          <table:table-cell table:style-name="ce11"/>
          <table:table-cell table:style-name="ce11"/>
          <table:table-cell table:style-name="ce5" table:formula="oooc:=[.M26]" office:value-type="string" office:string-value="Document Reference">
            <text:p>Document Reference</text:p>
          </table:table-cell>
          <table:table-cell table:style-name="ce5" table:formula="oooc:=[.M26]" office:value-type="string" office:string-value="Document Reference">
            <text:p>Document Reference</text:p>
          </table:table-cell>
          <table:table-cell table:style-name="ce5"/>
          <table:table-cell table:style-name="ce11" table:number-columns-repeated="2"/>
          <table:table-cell table:style-name="ce12" office:value-type="string">
            <text:p>Document Reference</text:p>
          </table:table-cell>
          <table:table-cell table:style-name="ce11"/>
          <table:table-cell table:style-name="ce26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6" office:value-type="string">
            <text:p>An associative reference to Despatch Advice.</text:p>
          </table:table-cell>
          <table:table-cell table:style-name="ce34" table:number-columns-repeated="2"/>
          <table:table-cell table:style-name="ce46" office:value-type="string">
            <text:p>1.0</text:p>
          </table:table-cell>
          <table:table-cell table:style-name="ce41"/>
          <table:table-cell table:style-name="ce29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5" office:value-type="string">
            <text:p>Modified definition text</text:p>
          </table:table-cell>
          <table:table-cell table:style-name="ce11"/>
          <table:table-cell table:style-name="ce60" table:number-columns-repeated="5"/>
          <table:table-cell table:style-name="ce61"/>
          <table:table-cell table:style-name="ce60" table:number-columns-repeated="12"/>
          <table:table-cell table:style-name="ce59" table:number-columns-repeated="113"/>
          <table:table-cell table:number-columns-repeated="74"/>
          <table:table-cell table:style-name="ce3" table:number-columns-repeated="18"/>
        </table:table-row>
        <table:table-row table:style-name="ro2">
          <table:table-cell table:style-name="ce5" table:formula="oooc:=SUBSTITUTE(SUBSTITUTE(CONCATENATE(IF([.E27]=&quot;Globally Unique&quot;;&quot;G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ReceiptDocumentReference">
            <text:p>ReceiptDocumentReference</text:p>
          </table:table-cell>
          <table:table-cell table:style-name="ce5" office:value-type="string">
            <text:p>Freight Invoice. Receipt_ Document Reference. Document Reference</text:p>
          </table:table-cell>
          <table:table-cell table:style-name="ce11"/>
          <table:table-cell table:style-name="ce11" office:value-type="string">
            <text:p>Freight Invoice</text:p>
          </table:table-cell>
          <table:table-cell table:style-name="ce11" office:value-type="string">
            <text:p>Receipt</text:p>
          </table:table-cell>
          <table:table-cell table:style-name="ce11"/>
          <table:table-cell table:style-name="ce11"/>
          <table:table-cell table:style-name="ce5" table:formula="oooc:=[.M27]" office:value-type="string" office:string-value="Document Reference">
            <text:p>Document Reference</text:p>
          </table:table-cell>
          <table:table-cell table:style-name="ce5" table:formula="oooc:=[.M27]" office:value-type="string" office:string-value="Document Reference">
            <text:p>Document Reference</text:p>
          </table:table-cell>
          <table:table-cell table:style-name="ce5"/>
          <table:table-cell table:style-name="ce11" table:number-columns-repeated="2"/>
          <table:table-cell table:style-name="ce12" office:value-type="string">
            <text:p>Document Reference</text:p>
          </table:table-cell>
          <table:table-cell table:style-name="ce11"/>
          <table:table-cell table:style-name="ce26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6" office:value-type="string">
            <text:p>An associative reference to Receipt Advice.</text:p>
          </table:table-cell>
          <table:table-cell table:style-name="ce34" table:number-columns-repeated="2"/>
          <table:table-cell table:style-name="ce46" office:value-type="string">
            <text:p>1.0</text:p>
          </table:table-cell>
          <table:table-cell table:style-name="ce41"/>
          <table:table-cell table:style-name="ce29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5" office:value-type="string">
            <text:p>Modified definition text</text:p>
          </table:table-cell>
          <table:table-cell table:style-name="ce11"/>
          <table:table-cell table:style-name="ce60" table:number-columns-repeated="5"/>
          <table:table-cell table:style-name="ce61"/>
          <table:table-cell table:style-name="ce60" table:number-columns-repeated="12"/>
          <table:table-cell table:style-name="ce32" table:number-columns-repeated="5"/>
          <table:table-cell table:number-columns-repeated="182"/>
          <table:table-cell table:style-name="ce3" table:number-columns-repeated="18"/>
        </table:table-row>
        <table:table-row table:style-name="ro2">
          <table:table-cell table:style-name="ce5" table:formula="oooc:=SUBSTITUTE(SUBSTITUTE(CONCATENATE(IF([.E28]=&quot;Globally Unique&quot;;&quot;G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OriginatorDocumentReference">
            <text:p>OriginatorDocumentReference</text:p>
          </table:table-cell>
          <table:table-cell table:style-name="ce5" office:value-type="string">
            <text:p>Freight Invoice. Originator_ Document Reference. Document Reference</text:p>
          </table:table-cell>
          <table:table-cell table:style-name="ce11"/>
          <table:table-cell table:style-name="ce11" office:value-type="string">
            <text:p>Freight Invoice</text:p>
          </table:table-cell>
          <table:table-cell table:style-name="ce11" office:value-type="string">
            <text:p>Originator</text:p>
          </table:table-cell>
          <table:table-cell table:style-name="ce11"/>
          <table:table-cell table:style-name="ce11"/>
          <table:table-cell table:style-name="ce5" table:formula="oooc:=[.M28]" office:value-type="string" office:string-value="Document Reference">
            <text:p>Document Reference</text:p>
          </table:table-cell>
          <table:table-cell table:style-name="ce5" table:formula="oooc:=[.M28]" office:value-type="string" office:string-value="Document Reference">
            <text:p>Document Reference</text:p>
          </table:table-cell>
          <table:table-cell table:style-name="ce5"/>
          <table:table-cell table:style-name="ce11" table:number-columns-repeated="2"/>
          <table:table-cell table:style-name="ce12" office:value-type="string">
            <text:p>Document Reference</text:p>
          </table:table-cell>
          <table:table-cell table:style-name="ce11"/>
          <table:table-cell table:style-name="ce29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6" office:value-type="string">
            <text:p>An associative reference to Originator Document.</text:p>
          </table:table-cell>
          <table:table-cell table:style-name="ce34" table:number-columns-repeated="2"/>
          <table:table-cell table:style-name="ce46" office:value-type="string">
            <text:p>1.0</text:p>
          </table:table-cell>
          <table:table-cell table:style-name="ce41"/>
          <table:table-cell table:style-name="ce29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5" office:value-type="string">
            <text:p>Modified definition text</text:p>
          </table:table-cell>
          <table:table-cell table:style-name="ce11"/>
          <table:table-cell table:style-name="ce60" table:number-columns-repeated="5"/>
          <table:table-cell table:style-name="ce61"/>
          <table:table-cell table:style-name="ce60" table:number-columns-repeated="12"/>
          <table:table-cell table:style-name="ce32" table:number-columns-repeated="5"/>
          <table:table-cell table:number-columns-repeated="182"/>
          <table:table-cell table:style-name="ce3" table:number-columns-repeated="18"/>
        </table:table-row>
        <table:table-row table:style-name="ro2">
          <table:table-cell table:style-name="ce5" table:formula="oooc:=SUBSTITUTE(SUBSTITUTE(CONCATENATE(IF([.E29]=&quot;Globally Unique&quot;;&quot;G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ContractDocumentReference">
            <text:p>ContractDocumentReference</text:p>
          </table:table-cell>
          <table:table-cell table:style-name="ce5" office:value-type="string">
            <text:p>Freight Invoice. Contract_ Document Reference. Document Reference</text:p>
          </table:table-cell>
          <table:table-cell table:style-name="ce11"/>
          <table:table-cell table:style-name="ce11" office:value-type="string">
            <text:p>Freight Invoice</text:p>
          </table:table-cell>
          <table:table-cell table:style-name="ce11" office:value-type="string">
            <text:p>Contract</text:p>
          </table:table-cell>
          <table:table-cell table:style-name="ce11"/>
          <table:table-cell table:style-name="ce11"/>
          <table:table-cell table:style-name="ce5" table:formula="oooc:=[.M29]" office:value-type="string" office:string-value="Document Reference">
            <text:p>Document Reference</text:p>
          </table:table-cell>
          <table:table-cell table:style-name="ce5" table:formula="oooc:=[.M29]" office:value-type="string" office:string-value="Document Reference">
            <text:p>Document Reference</text:p>
          </table:table-cell>
          <table:table-cell table:style-name="ce5"/>
          <table:table-cell table:style-name="ce11" table:number-columns-repeated="2"/>
          <table:table-cell table:style-name="ce12" office:value-type="string">
            <text:p>Document Reference</text:p>
          </table:table-cell>
          <table:table-cell table:style-name="ce11"/>
          <table:table-cell table:style-name="ce26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6" office:value-type="string">
            <text:p>An associative reference to Contract.</text:p>
          </table:table-cell>
          <table:table-cell table:style-name="ce34" table:number-columns-repeated="2"/>
          <table:table-cell table:style-name="ce46" office:value-type="string">
            <text:p>1.0</text:p>
          </table:table-cell>
          <table:table-cell table:style-name="ce41"/>
          <table:table-cell table:style-name="ce29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5" office:value-type="string">
            <text:p>Modified definition text</text:p>
          </table:table-cell>
          <table:table-cell table:style-name="ce11"/>
          <table:table-cell table:style-name="ce60" table:number-columns-repeated="5"/>
          <table:table-cell table:style-name="ce61"/>
          <table:table-cell table:style-name="ce60" table:number-columns-repeated="12"/>
          <table:table-cell table:style-name="ce32" table:number-columns-repeated="5"/>
          <table:table-cell table:number-columns-repeated="182"/>
          <table:table-cell table:style-name="ce3" table:number-columns-repeated="18"/>
        </table:table-row>
        <table:table-row table:style-name="ro2">
          <table:table-cell table:style-name="ce5" table:formula="oooc:=SUBSTITUTE(SUBSTITUTE(CONCATENATE(IF([.E30]=&quot;Globally Unique&quot;;&quot;G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AdditionalDocumentReference">
            <text:p>AdditionalDocumentReference</text:p>
          </table:table-cell>
          <table:table-cell table:style-name="ce5" office:value-type="string">
            <text:p>Freight Invoice. Additional_ Document Reference. Document Reference</text:p>
          </table:table-cell>
          <table:table-cell table:style-name="ce11"/>
          <table:table-cell table:style-name="ce11" office:value-type="string">
            <text:p>Freight Invoice</text:p>
          </table:table-cell>
          <table:table-cell table:style-name="ce11" office:value-type="string">
            <text:p>Additional</text:p>
          </table:table-cell>
          <table:table-cell table:style-name="ce11"/>
          <table:table-cell table:style-name="ce11"/>
          <table:table-cell table:style-name="ce5" table:formula="oooc:=[.M30]" office:value-type="string" office:string-value="Document Reference">
            <text:p>Document Reference</text:p>
          </table:table-cell>
          <table:table-cell table:style-name="ce5" table:formula="oooc:=[.M30]" office:value-type="string" office:string-value="Document Reference">
            <text:p>Document Reference</text:p>
          </table:table-cell>
          <table:table-cell table:style-name="ce5"/>
          <table:table-cell table:style-name="ce11" table:number-columns-repeated="2"/>
          <table:table-cell table:style-name="ce12" office:value-type="string">
            <text:p>Document Reference</text:p>
          </table:table-cell>
          <table:table-cell table:style-name="ce11"/>
          <table:table-cell table:style-name="ce26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6" office:value-type="string">
            <text:p>An associative reference to Additional Document.</text:p>
          </table:table-cell>
          <table:table-cell table:style-name="ce34" table:number-columns-repeated="2"/>
          <table:table-cell table:style-name="ce46" office:value-type="string">
            <text:p>1.0</text:p>
          </table:table-cell>
          <table:table-cell table:style-name="ce41"/>
          <table:table-cell table:style-name="ce29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5" office:value-type="string">
            <text:p>Modified definition text</text:p>
          </table:table-cell>
          <table:table-cell table:style-name="ce11"/>
          <table:table-cell table:style-name="ce60" table:number-columns-repeated="5"/>
          <table:table-cell table:style-name="ce61"/>
          <table:table-cell table:style-name="ce60" table:number-columns-repeated="12"/>
          <table:table-cell table:style-name="ce32" table:number-columns-repeated="5"/>
          <table:table-cell table:number-columns-repeated="182"/>
          <table:table-cell table:style-name="ce3" table:number-columns-repeated="18"/>
        </table:table-row>
        <table:table-row table:style-name="ro2">
          <table:table-cell table:style-name="ce5" table:formula="oooc:=SUBSTITUTE(SUBSTITUTE(CONCATENATE(IF([.E31]=&quot;Universally Unique&quot;;&quot;UU&quot;;[.E31]);[.F31];IF([.H31]&lt;&gt;[.I31];[.H31];&quot;&quot;);CONCATENATE(IF([.I31]=&quot;Identifier&quot;;&quot;ID&quot;;IF([.I31]=&quot;Text&quot;;&quot;&quot;;[.I31]))));&quot; &quot;;&quot;&quot;);&quot;'&quot;;&quot;&quot;)" office:value-type="string" office:string-value="Signature">
            <text:p>Signature</text:p>
          </table:table-cell>
          <table:table-cell table:style-name="ce5" office:value-type="string">
            <text:p>Freight Invoice. Signature</text:p>
          </table:table-cell>
          <table:table-cell table:style-name="ce11"/>
          <table:table-cell table:style-name="ce11" office:value-type="string">
            <text:p>Freight Invoice</text:p>
          </table:table-cell>
          <table:table-cell table:number-columns-repeated="2" table:style-name="ce11"/>
          <table:table-cell table:style-name="ce11"/>
          <table:table-cell table:style-name="ce5" table:formula="oooc:=[.M31]" office:value-type="string" office:string-value="Signature">
            <text:p>Signature</text:p>
          </table:table-cell>
          <table:table-cell table:style-name="ce5" table:formula="oooc:=[.M31]" office:value-type="string" office:string-value="Signature">
            <text:p>Signature</text:p>
          </table:table-cell>
          <table:table-cell table:style-name="ce5"/>
          <table:table-cell table:style-name="ce11" table:number-columns-repeated="2"/>
          <table:table-cell table:style-name="ce12" office:value-type="string">
            <text:p>Signature</text:p>
          </table:table-cell>
          <table:table-cell table:style-name="ce11"/>
          <table:table-cell table:style-name="ce26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6" office:value-type="string">
            <text:p>An association to Signature.</text:p>
          </table:table-cell>
          <table:table-cell table:style-name="ce34" table:number-columns-repeated="2"/>
          <table:table-cell table:style-name="ce46" office:value-type="string">
            <text:p>2.0</text:p>
          </table:table-cell>
          <table:table-cell table:style-name="ce41"/>
          <table:table-cell table:style-name="ce29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5"/>
          <table:table-cell table:style-name="ce11"/>
          <table:table-cell table:style-name="ce59" table:number-columns-repeated="113"/>
          <table:table-cell table:number-columns-repeated="110"/>
        </table:table-row>
        <table:table-row table:style-name="ro2">
          <table:table-cell table:style-name="ce5" table:formula="oooc:=SUBSTITUTE(SUBSTITUTE(CONCATENATE(IF([.E32]=&quot;Universally Unique&quot;;&quot;UU&quot;;[.E32]);[.F32];IF([.H32]&lt;&gt;[.I32];[.H32];&quot;&quot;);CONCATENATE(IF([.I32]=&quot;Identifier&quot;;&quot;ID&quot;;IF([.I32]=&quot;Text&quot;;&quot;&quot;;[.I32]))));&quot; &quot;;&quot;&quot;);&quot;'&quot;;&quot;&quot;)" office:value-type="string" office:string-value="AccountingSupplierParty">
            <text:p>AccountingSupplierParty</text:p>
          </table:table-cell>
          <table:table-cell table:style-name="ce5" office:value-type="string">
            <text:p>Freight Invoice. Accounting_ Supplier Party. Supplier Party</text:p>
          </table:table-cell>
          <table:table-cell table:style-name="ce11"/>
          <table:table-cell table:style-name="ce11" office:value-type="string">
            <text:p>Freight Invoice</text:p>
          </table:table-cell>
          <table:table-cell table:style-name="ce11" office:value-type="string">
            <text:p>Accounting</text:p>
          </table:table-cell>
          <table:table-cell table:style-name="ce11"/>
          <table:table-cell table:style-name="ce11"/>
          <table:table-cell table:style-name="ce5" table:formula="oooc:=[.M32]" office:value-type="string" office:string-value="Supplier Party">
            <text:p>Supplier Party</text:p>
          </table:table-cell>
          <table:table-cell table:style-name="ce5" table:formula="oooc:=[.M32]" office:value-type="string" office:string-value="Supplier Party">
            <text:p>Supplier Party</text:p>
          </table:table-cell>
          <table:table-cell table:style-name="ce5"/>
          <table:table-cell table:style-name="ce11" table:number-columns-repeated="2"/>
          <table:table-cell table:style-name="ce12" office:value-type="string">
            <text:p>Supplier Party</text:p>
          </table:table-cell>
          <table:table-cell table:style-name="ce11"/>
          <table:table-cell table:style-name="ce29" office:value-type="string">
            <text:p>1</text:p>
          </table:table-cell>
          <table:table-cell table:style-name="ce11" office:value-type="string">
            <text:p>ASBIE</text:p>
          </table:table-cell>
          <table:table-cell table:style-name="ce36" office:value-type="string">
            <text:p>An association to the Accounting Supplier Party.</text:p>
          </table:table-cell>
          <table:table-cell table:style-name="ce34"/>
          <table:table-cell table:style-name="ce34" office:value-type="float" office:value="3029">
            <text:p>3029</text:p>
          </table:table-cell>
          <table:table-cell table:style-name="ce46" office:value-type="string">
            <text:p>2.0</text:p>
          </table:table-cell>
          <table:table-cell table:style-name="ce41"/>
          <table:table-cell table:style-name="ce29"/>
          <table:table-cell table:style-name="ce11" office:value-type="string">
            <text:p>Procurement</text:p>
          </table:table-cell>
          <table:table-cell table:style-name="ce11" table:number-columns-repeated="10"/>
          <table:table-cell table:style-name="ce32" table:number-columns-repeated="23"/>
          <table:table-cell table:number-columns-repeated="200"/>
        </table:table-row>
        <table:table-row table:style-name="ro2">
          <table:table-cell table:style-name="ce5" table:formula="oooc:=SUBSTITUTE(SUBSTITUTE(CONCATENATE(IF([.E33]=&quot;Universally Unique&quot;;&quot;UU&quot;;[.E33]);[.F33];IF([.H33]&lt;&gt;[.I33];[.H33];&quot;&quot;);CONCATENATE(IF([.I33]=&quot;Identifier&quot;;&quot;ID&quot;;IF([.I33]=&quot;Text&quot;;&quot;&quot;;[.I33]))));&quot; &quot;;&quot;&quot;);&quot;'&quot;;&quot;&quot;)" office:value-type="string" office:string-value="AccountingCustomerParty">
            <text:p>AccountingCustomerParty</text:p>
          </table:table-cell>
          <table:table-cell table:style-name="ce5" office:value-type="string">
            <text:p>Freight Invoice. Accounting_ Customer Party. Customer Party</text:p>
          </table:table-cell>
          <table:table-cell table:style-name="ce11"/>
          <table:table-cell table:style-name="ce11" office:value-type="string">
            <text:p>Freight Invoice</text:p>
          </table:table-cell>
          <table:table-cell table:style-name="ce11" office:value-type="string">
            <text:p>Accounting</text:p>
          </table:table-cell>
          <table:table-cell table:style-name="ce11"/>
          <table:table-cell table:style-name="ce11"/>
          <table:table-cell table:style-name="ce5" table:formula="oooc:=[.M33]" office:value-type="string" office:string-value="Customer Party">
            <text:p>Customer Party</text:p>
          </table:table-cell>
          <table:table-cell table:style-name="ce5" table:formula="oooc:=[.M33]" office:value-type="string" office:string-value="Customer Party">
            <text:p>Customer Party</text:p>
          </table:table-cell>
          <table:table-cell table:style-name="ce5"/>
          <table:table-cell table:style-name="ce11" table:number-columns-repeated="2"/>
          <table:table-cell table:style-name="ce12" office:value-type="string">
            <text:p>Customer Party</text:p>
          </table:table-cell>
          <table:table-cell table:style-name="ce11"/>
          <table:table-cell table:style-name="ce29" office:value-type="string">
            <text:p>1</text:p>
          </table:table-cell>
          <table:table-cell table:style-name="ce11" office:value-type="string">
            <text:p>ASBIE</text:p>
          </table:table-cell>
          <table:table-cell table:style-name="ce36" office:value-type="string">
            <text:p>An association to the Accounting Buyer Party.</text:p>
          </table:table-cell>
          <table:table-cell table:style-name="ce34"/>
          <table:table-cell table:style-name="ce34" office:value-type="float" office:value="3007">
            <text:p>3007</text:p>
          </table:table-cell>
          <table:table-cell table:style-name="ce46" office:value-type="string">
            <text:p>2.0</text:p>
          </table:table-cell>
          <table:table-cell table:style-name="ce41"/>
          <table:table-cell table:style-name="ce29"/>
          <table:table-cell table:style-name="ce11" office:value-type="string">
            <text:p>Procurement</text:p>
          </table:table-cell>
          <table:table-cell table:style-name="ce11" table:number-columns-repeated="10"/>
          <table:table-cell table:style-name="ce32" table:number-columns-repeated="23"/>
          <table:table-cell table:number-columns-repeated="200"/>
        </table:table-row>
        <table:table-row table:style-name="ro2">
          <table:table-cell table:style-name="ce5" table:formula="oooc:=SUBSTITUTE(SUBSTITUTE(CONCATENATE(IF([.E34]=&quot;Universally Unique&quot;;&quot;UU&quot;;[.E34]);[.F34];IF([.H34]&lt;&gt;[.I34];[.H34];&quot;&quot;);CONCATENATE(IF([.I34]=&quot;Identifier&quot;;&quot;ID&quot;;IF([.I34]=&quot;Text&quot;;&quot;&quot;;[.I34]))));&quot; &quot;;&quot;&quot;);&quot;'&quot;;&quot;&quot;)" office:value-type="string" office:string-value="PayeeParty">
            <text:p>PayeeParty</text:p>
          </table:table-cell>
          <table:table-cell table:style-name="ce5" office:value-type="string">
            <text:p>Freight Invoice. Payee_ Party. Party</text:p>
          </table:table-cell>
          <table:table-cell table:style-name="ce11"/>
          <table:table-cell table:style-name="ce11" office:value-type="string">
            <text:p>Freight Invoice</text:p>
          </table:table-cell>
          <table:table-cell table:style-name="ce11" office:value-type="string">
            <text:p>Payee</text:p>
          </table:table-cell>
          <table:table-cell table:style-name="ce11"/>
          <table:table-cell table:style-name="ce11"/>
          <table:table-cell table:style-name="ce5" table:formula="oooc:=[.M34]" office:value-type="string" office:string-value="Party">
            <text:p>Party</text:p>
          </table:table-cell>
          <table:table-cell table:style-name="ce5" table:formula="oooc:=[.M34]" office:value-type="string" office:string-value="Party">
            <text:p>Party</text:p>
          </table:table-cell>
          <table:table-cell table:style-name="ce5"/>
          <table:table-cell table:style-name="ce11" table:number-columns-repeated="2"/>
          <table:table-cell table:style-name="ce12" office:value-type="string">
            <text:p>Party</text:p>
          </table:table-cell>
          <table:table-cell table:style-name="ce11"/>
          <table:table-cell table:style-name="ce29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4" office:value-type="string">
            <text:p>An association to the Payee.</text:p>
          </table:table-cell>
          <table:table-cell table:style-name="ce34" table:number-columns-repeated="2"/>
          <table:table-cell table:style-name="ce46" office:value-type="string">
            <text:p>2.0</text:p>
          </table:table-cell>
          <table:table-cell table:style-name="ce41"/>
          <table:table-cell table:style-name="ce29"/>
          <table:table-cell table:style-name="ce11" office:value-type="string">
            <text:p>Procurement</text:p>
          </table:table-cell>
          <table:table-cell table:style-name="ce11" table:number-columns-repeated="10"/>
          <table:table-cell table:number-columns-repeated="223"/>
        </table:table-row>
        <table:table-row table:style-name="ro2">
          <table:table-cell table:style-name="ce5" table:formula="oooc:=SUBSTITUTE(SUBSTITUTE(CONCATENATE(IF([.E35]=&quot;Universally Unique&quot;;&quot;UU&quot;;[.E35]);[.F35];IF([.H35]&lt;&gt;[.I35];[.H35];&quot;&quot;);CONCATENATE(IF([.I35]=&quot;Identifier&quot;;&quot;ID&quot;;IF([.I35]=&quot;Text&quot;;&quot;&quot;;[.I35]))));&quot; &quot;;&quot;&quot;);&quot;'&quot;;&quot;&quot;)" office:value-type="string" office:string-value="TaxRepresentativeParty">
            <text:p>TaxRepresentativeParty</text:p>
          </table:table-cell>
          <table:table-cell table:style-name="ce5" office:value-type="string">
            <text:p>Freight Invoice. Tax Representative_ Party. Party</text:p>
          </table:table-cell>
          <table:table-cell table:style-name="ce5"/>
          <table:table-cell table:style-name="ce5" office:value-type="string">
            <text:p>Freight Invoice</text:p>
          </table:table-cell>
          <table:table-cell table:style-name="ce5" office:value-type="string">
            <text:p>Tax Representative</text:p>
          </table:table-cell>
          <table:table-cell table:style-name="ce5"/>
          <table:table-cell table:style-name="ce5"/>
          <table:table-cell table:style-name="ce5" table:formula="oooc:=[.M35]" office:value-type="string" office:string-value="Party">
            <text:p>Party</text:p>
          </table:table-cell>
          <table:table-cell table:style-name="ce5" table:formula="oooc:=[.M35]" office:value-type="string" office:string-value="Party">
            <text:p>Party</text:p>
          </table:table-cell>
          <table:table-cell table:style-name="ce5" table:number-columns-repeated="3"/>
          <table:table-cell table:style-name="ce7" office:value-type="string">
            <text:p>Party</text:p>
          </table:table-cell>
          <table:table-cell table:style-name="ce5"/>
          <table:table-cell table:style-name="ce26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4" office:value-type="string">
            <text:p>An association to the Tax Representative.</text:p>
          </table:table-cell>
          <table:table-cell table:style-name="ce40" table:number-columns-repeated="2"/>
          <table:table-cell table:style-name="ce49" office:value-type="string">
            <text:p>2.0</text:p>
          </table:table-cell>
          <table:table-cell table:style-name="ce54"/>
          <table:table-cell table:style-name="ce26"/>
          <table:table-cell table:style-name="ce5" office:value-type="string">
            <text:p>Procurement</text:p>
          </table:table-cell>
          <table:table-cell table:style-name="ce5" table:number-columns-repeated="10"/>
          <table:table-cell table:style-name="ce4" table:number-columns-repeated="205"/>
          <table:table-cell table:number-columns-repeated="18"/>
        </table:table-row>
        <table:table-row table:style-name="ro2">
          <table:table-cell table:style-name="ce5" table:formula="oooc:=SUBSTITUTE(SUBSTITUTE(CONCATENATE(IF([.E36]=&quot;Universally Unique&quot;;&quot;UU&quot;;[.E36]);[.F36];IF([.H36]&lt;&gt;[.I36];[.H36];&quot;&quot;);CONCATENATE(IF([.I36]=&quot;Identifier&quot;;&quot;ID&quot;;IF([.I36]=&quot;Text&quot;;&quot;&quot;;[.I36]))));&quot; &quot;;&quot;&quot;);&quot;'&quot;;&quot;&quot;)" office:value-type="string" office:string-value="PaymentMeans">
            <text:p>PaymentMeans</text:p>
          </table:table-cell>
          <table:table-cell table:style-name="ce5" office:value-type="string">
            <text:p>Freight Invoice. Payment Means</text:p>
          </table:table-cell>
          <table:table-cell table:style-name="ce11"/>
          <table:table-cell table:style-name="ce11" office:value-type="string">
            <text:p>Freight Invoice</text:p>
          </table:table-cell>
          <table:table-cell table:number-columns-repeated="2" table:style-name="ce11"/>
          <table:table-cell table:style-name="ce11"/>
          <table:table-cell table:style-name="ce5" table:formula="oooc:=[.M36]" office:value-type="string" office:string-value="Payment Means">
            <text:p>Payment Means</text:p>
          </table:table-cell>
          <table:table-cell table:style-name="ce5" table:formula="oooc:=[.M36]" office:value-type="string" office:string-value="Payment Means">
            <text:p>Payment Means</text:p>
          </table:table-cell>
          <table:table-cell table:style-name="ce5"/>
          <table:table-cell table:style-name="ce11" table:number-columns-repeated="2"/>
          <table:table-cell table:style-name="ce12" office:value-type="string">
            <text:p>Payment Means</text:p>
          </table:table-cell>
          <table:table-cell table:style-name="ce11"/>
          <table:table-cell table:style-name="ce29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4" office:value-type="string">
            <text:p>An association to Payment Means.</text:p>
          </table:table-cell>
          <table:table-cell table:style-name="ce34"/>
          <table:table-cell table:style-name="ce41"/>
          <table:table-cell table:style-name="ce46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10"/>
          <table:table-cell table:number-columns-repeated="223"/>
        </table:table-row>
        <table:table-row table:style-name="ro2">
          <table:table-cell table:style-name="ce5" table:formula="oooc:=SUBSTITUTE(SUBSTITUTE(CONCATENATE(IF([.E37]=&quot;Universally Unique&quot;;&quot;UU&quot;;[.E37]);[.F37];IF([.H37]&lt;&gt;[.I37];[.H37];&quot;&quot;);CONCATENATE(IF([.I37]=&quot;Identifier&quot;;&quot;ID&quot;;IF([.I37]=&quot;Text&quot;;&quot;&quot;;[.I37]))));&quot; &quot;;&quot;&quot;);&quot;'&quot;;&quot;&quot;)" office:value-type="string" office:string-value="PaymentTerms">
            <text:p>PaymentTerms</text:p>
          </table:table-cell>
          <table:table-cell table:style-name="ce5" office:value-type="string">
            <text:p>Freight Invoice. Payment Terms</text:p>
          </table:table-cell>
          <table:table-cell table:style-name="ce11"/>
          <table:table-cell table:style-name="ce11" office:value-type="string">
            <text:p>Freight Invoice</text:p>
          </table:table-cell>
          <table:table-cell table:number-columns-repeated="2" table:style-name="ce11"/>
          <table:table-cell table:style-name="ce11"/>
          <table:table-cell table:style-name="ce5" table:formula="oooc:=[.M37]" office:value-type="string" office:string-value="Payment Terms">
            <text:p>Payment Terms</text:p>
          </table:table-cell>
          <table:table-cell table:style-name="ce5" table:formula="oooc:=[.M37]" office:value-type="string" office:string-value="Payment Terms">
            <text:p>Payment Terms</text:p>
          </table:table-cell>
          <table:table-cell table:style-name="ce5"/>
          <table:table-cell table:style-name="ce11" table:number-columns-repeated="2"/>
          <table:table-cell table:style-name="ce12" office:value-type="string">
            <text:p>Payment Terms</text:p>
          </table:table-cell>
          <table:table-cell table:style-name="ce11"/>
          <table:table-cell table:style-name="ce26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4" office:value-type="string">
            <text:p>An association to Payment Terms.</text:p>
          </table:table-cell>
          <table:table-cell table:style-name="ce34" table:number-columns-repeated="2"/>
          <table:table-cell table:style-name="ce46" office:value-type="string">
            <text:p>1.0</text:p>
          </table:table-cell>
          <table:table-cell table:style-name="ce41"/>
          <table:table-cell table:style-name="ce29"/>
          <table:table-cell table:style-name="ce11" office:value-type="string">
            <text:p>Procurement</text:p>
          </table:table-cell>
          <table:table-cell table:style-name="ce11" table:number-columns-repeated="10"/>
          <table:table-cell table:number-columns-repeated="223"/>
        </table:table-row>
        <table:table-row table:style-name="ro2">
          <table:table-cell table:style-name="ce5" table:formula="oooc:=SUBSTITUTE(SUBSTITUTE(CONCATENATE(IF([.E38]=&quot;Universally Unique&quot;;&quot;UU&quot;;[.E38]);[.F38];IF([.H38]&lt;&gt;[.I38];[.H38];&quot;&quot;);CONCATENATE(IF([.I38]=&quot;Identifier&quot;;&quot;ID&quot;;IF([.I38]=&quot;Text&quot;;&quot;&quot;;[.I38]))));&quot; &quot;;&quot;&quot;);&quot;'&quot;;&quot;&quot;)" office:value-type="string" office:string-value="PrepaidPayment">
            <text:p>PrepaidPayment</text:p>
          </table:table-cell>
          <table:table-cell table:style-name="ce5" office:value-type="string">
            <text:p>Freight Invoice. Prepaid_ Payment. Payment</text:p>
          </table:table-cell>
          <table:table-cell table:style-name="ce5"/>
          <table:table-cell table:style-name="ce5" office:value-type="string">
            <text:p>Freight Invoice</text:p>
          </table:table-cell>
          <table:table-cell table:style-name="ce5" office:value-type="string">
            <text:p>Prepaid</text:p>
          </table:table-cell>
          <table:table-cell table:style-name="ce5"/>
          <table:table-cell table:style-name="ce5"/>
          <table:table-cell table:number-columns-repeated="2" table:style-name="ce5" office:value-type="string">
            <text:p>Payment</text:p>
          </table:table-cell>
          <table:table-cell table:style-name="ce5" table:number-columns-repeated="3"/>
          <table:table-cell table:style-name="ce7" office:value-type="string">
            <text:p>Payment</text:p>
          </table:table-cell>
          <table:table-cell table:style-name="ce5"/>
          <table:table-cell table:style-name="ce26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34" office:value-type="string">
            <text:p>An association to prepaid payment(s).</text:p>
          </table:table-cell>
          <table:table-cell table:style-name="ce40" table:number-columns-repeated="2"/>
          <table:table-cell table:style-name="ce49" office:value-type="string">
            <text:p>2.0</text:p>
          </table:table-cell>
          <table:table-cell table:style-name="ce54"/>
          <table:table-cell table:style-name="ce26"/>
          <table:table-cell table:style-name="ce5" office:value-type="string">
            <text:p>Procurement</text:p>
          </table:table-cell>
          <table:table-cell table:style-name="ce5" table:number-columns-repeated="10"/>
          <table:table-cell table:style-name="ce4" table:number-columns-repeated="205"/>
          <table:table-cell table:number-columns-repeated="18"/>
        </table:table-row>
        <table:table-row table:style-name="ro2">
          <table:table-cell table:style-name="ce5" table:formula="oooc:=SUBSTITUTE(SUBSTITUTE(CONCATENATE(IF([.E39]=&quot;Universally Unique&quot;;&quot;UU&quot;;[.E39]);[.F39];IF([.H39]&lt;&gt;[.I39];[.H39];&quot;&quot;);CONCATENATE(IF([.I39]=&quot;Identifier&quot;;&quot;ID&quot;;IF([.I39]=&quot;Text&quot;;&quot;&quot;;[.I39]))));&quot; &quot;;&quot;&quot;);&quot;'&quot;;&quot;&quot;)" office:value-type="string" office:string-value="AllowanceCharge">
            <text:p>AllowanceCharge</text:p>
          </table:table-cell>
          <table:table-cell table:style-name="ce5" office:value-type="string">
            <text:p>Freight Invoice. Allowance Charge</text:p>
          </table:table-cell>
          <table:table-cell table:style-name="ce11"/>
          <table:table-cell table:style-name="ce11" office:value-type="string">
            <text:p>Freight Invoice</text:p>
          </table:table-cell>
          <table:table-cell table:number-columns-repeated="2" table:style-name="ce11"/>
          <table:table-cell table:style-name="ce11"/>
          <table:table-cell table:style-name="ce5" table:formula="oooc:=[.M39]" office:value-type="string" office:string-value="Allowance Charge">
            <text:p>Allowance Charge</text:p>
          </table:table-cell>
          <table:table-cell table:style-name="ce5" table:formula="oooc:=[.M39]" office:value-type="string" office:string-value="Allowance Charge">
            <text:p>Allowance Charge</text:p>
          </table:table-cell>
          <table:table-cell table:style-name="ce5"/>
          <table:table-cell table:style-name="ce11" table:number-columns-repeated="2"/>
          <table:table-cell table:style-name="ce12" office:value-type="string">
            <text:p>Allowance Charge</text:p>
          </table:table-cell>
          <table:table-cell table:style-name="ce11"/>
          <table:table-cell table:style-name="ce26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4" office:value-type="string">
            <text:p>An association to Allowances and Charges that apply to the Freight Invoice as a whole.</text:p>
          </table:table-cell>
          <table:table-cell table:style-name="ce34" table:number-columns-repeated="2"/>
          <table:table-cell table:style-name="ce46" office:value-type="string">
            <text:p>1.0</text:p>
          </table:table-cell>
          <table:table-cell table:style-name="ce41"/>
          <table:table-cell table:style-name="ce29"/>
          <table:table-cell table:style-name="ce11" office:value-type="string">
            <text:p>Procurement</text:p>
          </table:table-cell>
          <table:table-cell table:style-name="ce11" table:number-columns-repeated="9"/>
          <table:table-cell table:style-name="ce11" office:value-type="string">
            <text:p>In definition, "Invoice" changed to "Freight Invoice"</text:p>
          </table:table-cell>
          <table:table-cell table:number-columns-repeated="223"/>
        </table:table-row>
        <table:table-row table:style-name="ro2">
          <table:table-cell table:style-name="ce5" table:formula="oooc:=SUBSTITUTE(SUBSTITUTE(CONCATENATE(IF([.E40]=&quot;Universally Unique&quot;;&quot;UU&quot;;[.E40]);[.F40];IF([.H40]&lt;&gt;[.I40];[.H40];&quot;&quot;);CONCATENATE(IF([.I40]=&quot;Identifier&quot;;&quot;ID&quot;;IF([.I40]=&quot;Text&quot;;&quot;&quot;;[.I40]))));&quot; &quot;;&quot;&quot;);&quot;'&quot;;&quot;&quot;)" office:value-type="string" office:string-value="TaxExchangeRate">
            <text:p>TaxExchangeRate</text:p>
          </table:table-cell>
          <table:table-cell table:style-name="ce5" office:value-type="string">
            <text:p>Freight Invoice. Tax_ Exchange Rate. Exchange Rate</text:p>
          </table:table-cell>
          <table:table-cell table:style-name="ce5"/>
          <table:table-cell table:style-name="ce11" office:value-type="string">
            <text:p>Freight Invoice</text:p>
          </table:table-cell>
          <table:table-cell table:style-name="ce5" office:value-type="string">
            <text:p>Tax</text:p>
          </table:table-cell>
          <table:table-cell table:style-name="ce5"/>
          <table:table-cell table:style-name="ce5"/>
          <table:table-cell table:style-name="ce5" table:formula="oooc:=[.M40]" office:value-type="string" office:string-value="Exchange Rate">
            <text:p>Exchange Rate</text:p>
          </table:table-cell>
          <table:table-cell table:style-name="ce5" table:formula="oooc:=[.M40]" office:value-type="string" office:string-value="Exchange Rate">
            <text:p>Exchange Rate</text:p>
          </table:table-cell>
          <table:table-cell table:style-name="ce5" table:number-columns-repeated="3"/>
          <table:table-cell table:style-name="ce7" office:value-type="string">
            <text:p>Exchange Rate</text:p>
          </table:table-cell>
          <table:table-cell table:style-name="ce5"/>
          <table:table-cell table:style-name="ce26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4" office:value-type="string">
            <text:p>An association to Exchange Rate between the Document Currency and the Tax Currency.</text:p>
          </table:table-cell>
          <table:table-cell table:style-name="ce34"/>
          <table:table-cell table:style-name="ce40"/>
          <table:table-cell table:style-name="ce49" office:value-type="string">
            <text:p>2.0</text:p>
          </table:table-cell>
          <table:table-cell table:style-name="ce54"/>
          <table:table-cell table:style-name="ce26"/>
          <table:table-cell table:style-name="ce5" office:value-type="string">
            <text:p>Procurement</text:p>
          </table:table-cell>
          <table:table-cell table:style-name="ce5" table:number-columns-repeated="10"/>
          <table:table-cell table:style-name="ce4" table:number-columns-repeated="205"/>
          <table:table-cell table:number-columns-repeated="18"/>
        </table:table-row>
        <table:table-row table:style-name="ro2">
          <table:table-cell table:style-name="ce5" table:formula="oooc:=SUBSTITUTE(SUBSTITUTE(CONCATENATE(IF([.E41]=&quot;Universally Unique&quot;;&quot;UU&quot;;[.E41]);[.F41];IF([.H41]&lt;&gt;[.I41];[.H41];&quot;&quot;);CONCATENATE(IF([.I41]=&quot;Identifier&quot;;&quot;ID&quot;;IF([.I41]=&quot;Text&quot;;&quot;&quot;;[.I41]))));&quot; &quot;;&quot;&quot;);&quot;'&quot;;&quot;&quot;)" office:value-type="string" office:string-value="PricingExchangeRate">
            <text:p>PricingExchangeRate</text:p>
          </table:table-cell>
          <table:table-cell table:style-name="ce5" office:value-type="string">
            <text:p>Freight Invoice. Pricing_ Exchange Rate. Exchange Rate</text:p>
          </table:table-cell>
          <table:table-cell table:style-name="ce5"/>
          <table:table-cell table:style-name="ce11" office:value-type="string">
            <text:p>Freight Invoice</text:p>
          </table:table-cell>
          <table:table-cell table:style-name="ce5" office:value-type="string">
            <text:p>Pricing</text:p>
          </table:table-cell>
          <table:table-cell table:style-name="ce5"/>
          <table:table-cell table:style-name="ce5"/>
          <table:table-cell table:style-name="ce5" table:formula="oooc:=[.M41]" office:value-type="string" office:string-value="Exchange Rate">
            <text:p>Exchange Rate</text:p>
          </table:table-cell>
          <table:table-cell table:style-name="ce5" table:formula="oooc:=[.M41]" office:value-type="string" office:string-value="Exchange Rate">
            <text:p>Exchange Rate</text:p>
          </table:table-cell>
          <table:table-cell table:style-name="ce5" table:number-columns-repeated="3"/>
          <table:table-cell table:style-name="ce7" office:value-type="string">
            <text:p>Exchange Rate</text:p>
          </table:table-cell>
          <table:table-cell table:style-name="ce5"/>
          <table:table-cell table:style-name="ce26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4" office:value-type="string">
            <text:p>An association to Exchange Rate between the Document Currency and the Pricing Currency.</text:p>
          </table:table-cell>
          <table:table-cell table:style-name="ce40" table:number-columns-repeated="2"/>
          <table:table-cell table:style-name="ce49" office:value-type="string">
            <text:p>2.0</text:p>
          </table:table-cell>
          <table:table-cell table:style-name="ce54"/>
          <table:table-cell table:style-name="ce26"/>
          <table:table-cell table:style-name="ce5" office:value-type="string">
            <text:p>Procurement</text:p>
          </table:table-cell>
          <table:table-cell table:style-name="ce5" table:number-columns-repeated="10"/>
          <table:table-cell table:style-name="ce4" table:number-columns-repeated="205"/>
          <table:table-cell table:number-columns-repeated="18"/>
        </table:table-row>
        <table:table-row table:style-name="ro2">
          <table:table-cell table:style-name="ce5" table:formula="oooc:=SUBSTITUTE(SUBSTITUTE(CONCATENATE(IF([.E42]=&quot;Universally Unique&quot;;&quot;UU&quot;;[.E42]);[.F42];IF([.H42]&lt;&gt;[.I42];[.H42];&quot;&quot;);CONCATENATE(IF([.I42]=&quot;Identifier&quot;;&quot;ID&quot;;IF([.I42]=&quot;Text&quot;;&quot;&quot;;[.I42]))));&quot; &quot;;&quot;&quot;);&quot;'&quot;;&quot;&quot;)" office:value-type="string" office:string-value="PaymentExchangeRate">
            <text:p>PaymentExchangeRate</text:p>
          </table:table-cell>
          <table:table-cell table:style-name="ce5" office:value-type="string">
            <text:p>Freight Invoice. Payment_ Exchange Rate. Exchange Rate</text:p>
          </table:table-cell>
          <table:table-cell table:style-name="ce5"/>
          <table:table-cell table:style-name="ce5" office:value-type="string">
            <text:p>Freight Invoice</text:p>
          </table:table-cell>
          <table:table-cell table:style-name="ce5" office:value-type="string">
            <text:p>Payment</text:p>
          </table:table-cell>
          <table:table-cell table:style-name="ce5"/>
          <table:table-cell table:style-name="ce5"/>
          <table:table-cell table:style-name="ce5" table:formula="oooc:=[.M42]" office:value-type="string" office:string-value="Exchange Rate">
            <text:p>Exchange Rate</text:p>
          </table:table-cell>
          <table:table-cell table:style-name="ce5" table:formula="oooc:=[.M42]" office:value-type="string" office:string-value="Exchange Rate">
            <text:p>Exchange Rate</text:p>
          </table:table-cell>
          <table:table-cell table:style-name="ce5" table:number-columns-repeated="3"/>
          <table:table-cell table:style-name="ce7" office:value-type="string">
            <text:p>Exchange Rate</text:p>
          </table:table-cell>
          <table:table-cell table:style-name="ce5"/>
          <table:table-cell table:style-name="ce26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4" office:value-type="string">
            <text:p>An association to Exchange Rate between the Document Currency and the Payment Currency.</text:p>
          </table:table-cell>
          <table:table-cell table:style-name="ce40" table:number-columns-repeated="2"/>
          <table:table-cell table:style-name="ce49" office:value-type="string">
            <text:p>2.0</text:p>
          </table:table-cell>
          <table:table-cell table:style-name="ce54"/>
          <table:table-cell table:style-name="ce26"/>
          <table:table-cell table:style-name="ce5" office:value-type="string">
            <text:p>Procurement</text:p>
          </table:table-cell>
          <table:table-cell table:style-name="ce5" table:number-columns-repeated="10"/>
          <table:table-cell table:style-name="ce4" table:number-columns-repeated="205"/>
          <table:table-cell table:number-columns-repeated="18"/>
        </table:table-row>
        <table:table-row table:style-name="ro2">
          <table:table-cell table:style-name="ce5" table:formula="oooc:=SUBSTITUTE(SUBSTITUTE(CONCATENATE(IF([.E43]=&quot;Universally Unique&quot;;&quot;UU&quot;;[.E43]);[.F43];IF([.H43]&lt;&gt;[.I43];[.H43];&quot;&quot;);CONCATENATE(IF([.I43]=&quot;Identifier&quot;;&quot;ID&quot;;IF([.I43]=&quot;Text&quot;;&quot;&quot;;[.I43]))));&quot; &quot;;&quot;&quot;);&quot;'&quot;;&quot;&quot;)" office:value-type="string" office:string-value="PaymentAlternativeExchangeRate">
            <text:p>PaymentAlternativeExchangeRate</text:p>
          </table:table-cell>
          <table:table-cell table:style-name="ce5" office:value-type="string">
            <text:p>Freight Invoice. Payment Alternative_ Exchange Rate. Exchange Rate</text:p>
          </table:table-cell>
          <table:table-cell table:style-name="ce5"/>
          <table:table-cell table:style-name="ce5" office:value-type="string">
            <text:p>Freight Invoice</text:p>
          </table:table-cell>
          <table:table-cell table:style-name="ce5" office:value-type="string">
            <text:p>Payment Alternative</text:p>
          </table:table-cell>
          <table:table-cell table:style-name="ce5"/>
          <table:table-cell table:style-name="ce5"/>
          <table:table-cell table:style-name="ce5" table:formula="oooc:=[.M43]" office:value-type="string" office:string-value="Exchange Rate">
            <text:p>Exchange Rate</text:p>
          </table:table-cell>
          <table:table-cell table:style-name="ce5" table:formula="oooc:=[.M43]" office:value-type="string" office:string-value="Exchange Rate">
            <text:p>Exchange Rate</text:p>
          </table:table-cell>
          <table:table-cell table:style-name="ce5" table:number-columns-repeated="3"/>
          <table:table-cell table:style-name="ce7" office:value-type="string">
            <text:p>Exchange Rate</text:p>
          </table:table-cell>
          <table:table-cell table:style-name="ce5"/>
          <table:table-cell table:style-name="ce26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4" office:value-type="string">
            <text:p>An association to Exchange Rate between the Document Currency and the Payment Alternative Currency.</text:p>
          </table:table-cell>
          <table:table-cell table:style-name="ce40" table:number-columns-repeated="2"/>
          <table:table-cell table:style-name="ce49" office:value-type="string">
            <text:p>2.0</text:p>
          </table:table-cell>
          <table:table-cell table:style-name="ce54"/>
          <table:table-cell table:style-name="ce26"/>
          <table:table-cell table:style-name="ce5" office:value-type="string">
            <text:p>Procurement</text:p>
          </table:table-cell>
          <table:table-cell table:style-name="ce5" table:number-columns-repeated="10"/>
          <table:table-cell table:style-name="ce4" table:number-columns-repeated="205"/>
          <table:table-cell table:number-columns-repeated="18"/>
        </table:table-row>
        <table:table-row table:style-name="ro2">
          <table:table-cell table:style-name="ce5" table:formula="oooc:=SUBSTITUTE(SUBSTITUTE(CONCATENATE(IF([.E44]=&quot;Universally Unique&quot;;&quot;UU&quot;;[.E44]);[.F44];IF([.H44]&lt;&gt;[.I44];[.H44];&quot;&quot;);CONCATENATE(IF([.I44]=&quot;Identifier&quot;;&quot;ID&quot;;IF([.I44]=&quot;Text&quot;;&quot;&quot;;[.I44]))));&quot; &quot;;&quot;&quot;);&quot;'&quot;;&quot;&quot;)" office:value-type="string" office:string-value="TaxTotal">
            <text:p>TaxTotal</text:p>
          </table:table-cell>
          <table:table-cell table:style-name="ce5" office:value-type="string">
            <text:p>Freight Invoice. Tax Total</text:p>
          </table:table-cell>
          <table:table-cell table:style-name="ce11"/>
          <table:table-cell table:style-name="ce11" office:value-type="string">
            <text:p>Freight Invoice</text:p>
          </table:table-cell>
          <table:table-cell table:number-columns-repeated="2" table:style-name="ce11"/>
          <table:table-cell table:style-name="ce11"/>
          <table:table-cell table:style-name="ce5" table:formula="oooc:=[.M44]" office:value-type="string" office:string-value="Tax Total">
            <text:p>Tax Total</text:p>
          </table:table-cell>
          <table:table-cell table:style-name="ce5" table:formula="oooc:=[.M44]" office:value-type="string" office:string-value="Tax Total">
            <text:p>Tax Total</text:p>
          </table:table-cell>
          <table:table-cell table:style-name="ce5"/>
          <table:table-cell table:style-name="ce11" table:number-columns-repeated="2"/>
          <table:table-cell table:style-name="ce12" office:value-type="string">
            <text:p>Tax Total</text:p>
          </table:table-cell>
          <table:table-cell table:style-name="ce11"/>
          <table:table-cell table:style-name="ce26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4" office:value-type="string">
            <text:p>An association to tax total for specific tax types/rates.</text:p>
          </table:table-cell>
          <table:table-cell table:style-name="ce34" table:number-columns-repeated="2"/>
          <table:table-cell table:style-name="ce46" office:value-type="string">
            <text:p>1.0</text:p>
          </table:table-cell>
          <table:table-cell table:style-name="ce41"/>
          <table:table-cell table:style-name="ce29"/>
          <table:table-cell table:style-name="ce11" office:value-type="string">
            <text:p>Procurement</text:p>
          </table:table-cell>
          <table:table-cell table:style-name="ce11" table:number-columns-repeated="10"/>
          <table:table-cell table:number-columns-repeated="223"/>
        </table:table-row>
        <table:table-row table:style-name="ro2">
          <table:table-cell table:style-name="ce5" table:formula="oooc:=SUBSTITUTE(SUBSTITUTE(CONCATENATE(IF([.E45]=&quot;Universally Unique&quot;;&quot;UU&quot;;[.E45]);[.F45];IF([.H45]&lt;&gt;[.I45];[.H45];&quot;&quot;);CONCATENATE(IF([.I45]=&quot;Identifier&quot;;&quot;ID&quot;;IF([.I45]=&quot;Text&quot;;&quot;&quot;;[.I45]))));&quot; &quot;;&quot;&quot;);&quot;'&quot;;&quot;&quot;)" office:value-type="string" office:string-value="LegalMonetaryTotal">
            <text:p>LegalMonetaryTotal</text:p>
          </table:table-cell>
          <table:table-cell table:style-name="ce5" office:value-type="string">
            <text:p>Freight Invoice. Legal_ Monetary Total. Monetary Total</text:p>
          </table:table-cell>
          <table:table-cell table:style-name="ce11"/>
          <table:table-cell table:style-name="ce11" office:value-type="string">
            <text:p>Freight Invoice</text:p>
          </table:table-cell>
          <table:table-cell table:style-name="ce11" office:value-type="string">
            <text:p>Legal</text:p>
          </table:table-cell>
          <table:table-cell table:style-name="ce11"/>
          <table:table-cell table:style-name="ce11"/>
          <table:table-cell table:style-name="ce5" table:formula="oooc:=[.M45]" office:value-type="string" office:string-value="Monetary Total">
            <text:p>Monetary Total</text:p>
          </table:table-cell>
          <table:table-cell table:style-name="ce5" table:formula="oooc:=[.M45]" office:value-type="string" office:string-value="Monetary Total">
            <text:p>Monetary Total</text:p>
          </table:table-cell>
          <table:table-cell table:style-name="ce5"/>
          <table:table-cell table:style-name="ce11" table:number-columns-repeated="2"/>
          <table:table-cell table:style-name="ce12" office:value-type="string">
            <text:p>Monetary Total</text:p>
          </table:table-cell>
          <table:table-cell table:style-name="ce11"/>
          <table:table-cell table:style-name="ce29" office:value-type="float" office:value="1">
            <text:p>1</text:p>
          </table:table-cell>
          <table:table-cell table:style-name="ce11" office:value-type="string">
            <text:p>ASBIE</text:p>
          </table:table-cell>
          <table:table-cell table:style-name="ce34" office:value-type="string">
            <text:p>An association to the total amount payable on the Freight Invoice, including Allowances, Charges, and Taxes.</text:p>
          </table:table-cell>
          <table:table-cell table:style-name="ce34"/>
          <table:table-cell table:style-name="ce34" office:value-type="float" office:value="5214">
            <text:p>5214</text:p>
          </table:table-cell>
          <table:table-cell table:style-name="ce46" office:value-type="string">
            <text:p>1.0</text:p>
          </table:table-cell>
          <table:table-cell table:style-name="ce41"/>
          <table:table-cell table:style-name="ce29"/>
          <table:table-cell table:style-name="ce11" office:value-type="string">
            <text:p>Procurement</text:p>
          </table:table-cell>
          <table:table-cell table:style-name="ce11" table:number-columns-repeated="9"/>
          <table:table-cell table:style-name="ce11" office:value-type="string">
            <text:p>In definition, "Invoice" changed to "Freight Invoice"</text:p>
          </table:table-cell>
          <table:table-cell table:number-columns-repeated="223"/>
        </table:table-row>
        <table:table-row table:style-name="ro2">
          <table:table-cell table:style-name="ce5" table:formula="oooc:=SUBSTITUTE(SUBSTITUTE(CONCATENATE(IF([.E46]=&quot;Universally Unique&quot;;&quot;UU&quot;;[.E46]);[.F46];IF([.H46]&lt;&gt;[.I46];[.H46];&quot;&quot;);CONCATENATE(IF([.I46]=&quot;Identifier&quot;;&quot;ID&quot;;IF([.I46]=&quot;Text&quot;;&quot;&quot;;[.I46]))));&quot; &quot;;&quot;&quot;);&quot;'&quot;;&quot;&quot;)" office:value-type="string" office:string-value="InvoiceLine">
            <text:p>InvoiceLine</text:p>
          </table:table-cell>
          <table:table-cell table:style-name="ce5" office:value-type="string">
            <text:p>Freight Invoice. Invoice Line</text:p>
          </table:table-cell>
          <table:table-cell table:style-name="ce11"/>
          <table:table-cell table:style-name="ce11" office:value-type="string">
            <text:p>Freight Invoice</text:p>
          </table:table-cell>
          <table:table-cell table:number-columns-repeated="2" table:style-name="ce11"/>
          <table:table-cell table:style-name="ce11"/>
          <table:table-cell table:style-name="ce5" table:formula="oooc:=[.M46]" office:value-type="string" office:string-value="Invoice Line">
            <text:p>Invoice Line</text:p>
          </table:table-cell>
          <table:table-cell table:style-name="ce5" table:formula="oooc:=[.M46]" office:value-type="string" office:string-value="Invoice Line">
            <text:p>Invoice Line</text:p>
          </table:table-cell>
          <table:table-cell table:style-name="ce5"/>
          <table:table-cell table:style-name="ce11" table:number-columns-repeated="2"/>
          <table:table-cell table:style-name="ce12" office:value-type="string">
            <text:p>Invoice Line</text:p>
          </table:table-cell>
          <table:table-cell table:style-name="ce11"/>
          <table:table-cell table:style-name="ce26" office:value-type="string">
            <text:p>1..n</text:p>
          </table:table-cell>
          <table:table-cell table:style-name="ce11" office:value-type="string">
            <text:p>ASBIE</text:p>
          </table:table-cell>
          <table:table-cell table:style-name="ce34" office:value-type="string">
            <text:p>An association to one or more Freight Invoice Lines.</text:p>
          </table:table-cell>
          <table:table-cell table:style-name="ce34" table:number-columns-repeated="2"/>
          <table:table-cell table:style-name="ce46" office:value-type="string">
            <text:p>1.0</text:p>
          </table:table-cell>
          <table:table-cell table:style-name="ce41"/>
          <table:table-cell table:style-name="ce29"/>
          <table:table-cell table:style-name="ce11" office:value-type="string">
            <text:p>Procurement</text:p>
          </table:table-cell>
          <table:table-cell table:style-name="ce11" table:number-columns-repeated="9"/>
          <table:table-cell table:style-name="ce11" office:value-type="string">
            <text:p>In definition, "Invoice" changed to "Freight Invoice"</text:p>
          </table:table-cell>
          <table:table-cell table:number-columns-repeated="223"/>
        </table:table-row>
        <table:table-row table:style-name="ro2">
          <table:table-cell table:style-name="ce8" table:number-columns-repeated="13"/>
          <table:table-cell table:style-name="ce20"/>
          <table:table-cell table:style-name="ce30"/>
          <table:table-cell table:style-name="ce20" office:value-type="string">
            <text:p>END</text:p>
          </table:table-cell>
          <table:table-cell table:style-name="ce37" table:number-columns-repeated="4"/>
          <table:table-cell table:style-name="ce55"/>
          <table:table-cell table:style-name="ce37"/>
          <table:table-cell table:style-name="ce8" table:number-columns-repeated="11"/>
          <table:table-cell table:number-columns-repeated="223"/>
        </table:table-row>
        <table:table-row table:style-name="ro2" table:number-rows-repeated="67">
          <table:table-cell table:number-columns-repeated="256"/>
        </table:table-row>
        <table:table-row table:style-name="ro4" table:number-rows-repeated="65421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range table:name="Excel_BuiltIn__FilterDatabase_1" table:base-cell-address="$'Freight Invoice'.$A$1" table:cell-range-address="$'Freight Invoice'.$A$1:.$IV$1"/>
        <table:named-expression table:name="BuiltIn_AutoFilter___1" table:base-cell-address="$'Freight Invoice'.$A$1" table:expression="&quot;$Invoice.$#REF!$#REF!:$#REF!$#REF!&quot;"/>
        <table:named-range table:name="Excel_BuiltIn_Print_Titles_1" table:base-cell-address="$'Freight Invoice'.$A$1" table:cell-range-address="$'Freight Invoice'.$A$2:.$IV$2"/>
        <table:named-range table:name="Excel_BuiltIn_Print_Titles_1_1" table:base-cell-address="$'Freight Invoice'.$A$1" table:cell-range-address="$'Freight Invoice'.$A$2:.$ID$2"/>
        <table:named-expression table:name="Excel_BuiltIn_Print_Titles_1___0" table:base-cell-address="$'Freight Invoice'.$A$1" table:expression="&quot;$Invoice.$#REF!$#REF!:$#REF!$#REF!&quot;"/>
        <table:named-range table:name="Excel_BuiltIn_Print_Area_1" table:base-cell-address="$'Freight Invoice'.$A$1" table:cell-range-address="$'Freight Invoice'.$A$2:.$AE$46" table:range-usable-as="print-range"/>
        <table:named-range table:name="Excel_BuiltIn_Print_Titles_1 1" table:base-cell-address="$'Freight Invoice'.$A$1" table:cell-range-address="$'Freight Invoice'.$A$2:.$IV$2" table:range-usable-as="repeat-column repeat-row"/>
      </table:named-expressions>
      <table:database-ranges>
        <table:database-range table:name="Excel_BuiltIn__FilterDatabase_1" table:target-range-address="'Freight Invoice'.A1:'Freight Invoice'.IV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kr </number:text>
      <number:number number:decimal-places="0" number:min-integer-digits="1" number:grouping="true"/>
      <number:text> </number:text>
    </number:number-style>
    <number:number-style style:name="N162">
      <number:text>(kr </number:text>
      <number:number number: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kr </number:text>
      <number:number number:decimal-places="0" number:min-integer-digits="1" number:grouping="true"/>
      <number:text> </number:text>
    </number:number-style>
    <number:number-style style:name="N16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kr </number:text>
      <number:number number:decimal-places="2" number:min-integer-digits="1" number:grouping="true"/>
      <number:text> </number:text>
    </number:number-style>
    <number:number-style style:name="N165">
      <number:text>(kr </number:text>
      <number:number number: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kr </number:text>
      <number:number number:decimal-places="2" number:min-integer-digits="1" number:grouping="true"/>
      <number:text> </number:text>
    </number:number-style>
    <number:number-style style:name="N166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70P0" style:volatile="true">
      <number:text> kr </number:text>
      <number:number number:decimal-places="0" number:min-integer-digits="1" number:grouping="true"/>
      <number:text> </number:text>
    </number:number-style>
    <number:number-style style:name="N170P1" style:volatile="true">
      <number:text> kr (</number:text>
      <number:number number:decimal-places="0" number:min-integer-digits="1" number:grouping="true"/>
      <number:text>)</number:text>
    </number:number-style>
    <number:number-style style:name="N170P2" style:volatile="true">
      <number:text> kr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kr </number:text>
      <number:number number:decimal-places="2" number:min-integer-digits="1" number:grouping="true"/>
      <number:text> </number:text>
    </number:number-style>
    <number:number-style style:name="N174P1" style:volatile="true">
      <number:text> kr (</number:text>
      <number:number number:decimal-places="2" number:min-integer-digits="1" number:grouping="true"/>
      <number:text>)</number:text>
    </number:number-style>
    <number:number-style style:name="N174P2" style:volatile="true">
      <number:text> kr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$</number:text>
      <number:number number:decimal-places="0" number:min-integer-digits="1" number:grouping="true"/>
    </number:number-style>
    <number:number-style style:name="N176">
      <number:text>-$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$</number:text>
      <number:number number:decimal-places="0" number:min-integer-digits="1" number:grouping="true"/>
    </number:number-style>
    <number:number-style style:name="N177">
      <style:text-properties fo:color="#ff0000"/>
      <number:text>-$</number:text>
      <number:number number:decimal-places="0" number:min-integer-digits="1" number:grouping="true"/>
      <style:map style:condition="value()&gt;=0" style:apply-style-name="N177P0"/>
    </number:number-style>
    <number:number-style style:name="N179P0" style:volatile="true">
      <number:text>$</number:text>
      <number:number number:decimal-places="2" number:min-integer-digits="1" number:grouping="true"/>
    </number:number-style>
    <number:number-style style:name="N179">
      <number:text>-$</number:text>
      <number:number number:decimal-places="2" number:min-integer-digits="1" number:grouping="true"/>
      <style:map style:condition="value()&gt;=0" style:apply-style-name="N179P0"/>
    </number:number-style>
    <number:number-style style:name="N180P0" style:volatile="true">
      <number:text>$</number:text>
      <number:number number:decimal-places="2" number:min-integer-digits="1" number:grouping="true"/>
    </number:number-style>
    <number:number-style style:name="N180">
      <style:text-properties fo:color="#ff0000"/>
      <number:text>-$</number:text>
      <number:number number:decimal-places="2" number:min-integer-digits="1" number:grouping="true"/>
      <style:map style:condition="value()&gt;=0" style:apply-style-name="N180P0"/>
    </number:number-style>
    <number:number-style style:name="N182P0" style:volatile="true">
      <number:text> $</number:text>
      <number:number number:decimal-places="0" number:min-integer-digits="1" number:grouping="true"/>
      <number:text> </number:text>
    </number:number-style>
    <number:number-style style:name="N182P1" style:volatile="true">
      <number:text>-$</number:text>
      <number:number number:decimal-places="0" number:min-integer-digits="1" number:grouping="true"/>
      <number:text> </number:text>
    </number:number-style>
    <number:number-style style:name="N182P2" style:volatile="true">
      <number:text> $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 $</number:text>
      <number:number number:decimal-places="2" number:min-integer-digits="1" number:grouping="true"/>
      <number:text> </number:text>
    </number:number-style>
    <number:number-style style:name="N184P1" style:volatile="true">
      <number:text>-$</number:text>
      <number:number number:decimal-places="2" number:min-integer-digits="1" number:grouping="true"/>
      <number:text> </number:text>
    </number:number-style>
    <number:number-style style:name="N184P2" style:volatile="true">
      <number:text> $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number number:decimal-places="0" number:min-integer-digits="1" number:grouping="true"/>
      <number:text> kr</number:text>
    </number:number-style>
    <number:number-style style:name="N186">
      <number:text>-</number:text>
      <number:number number:decimal-places="0" number:min-integer-digits="1" number:grouping="true"/>
      <number:text> kr</number:text>
      <style:map style:condition="value()&gt;=0" style:apply-style-name="N186P0"/>
    </number:number-style>
    <number:number-style style:name="N187P0" style:volatile="true">
      <number:number number:decimal-places="0" number:min-integer-digits="1" number:grouping="true"/>
      <number:text> kr</number:text>
    </number:number-style>
    <number:number-style style:name="N187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87P0"/>
    </number:number-style>
    <number:number-style style:name="N189P0" style:volatile="true">
      <number:number number:decimal-places="2" number:min-integer-digits="1" number:grouping="true"/>
      <number:text> kr</number:text>
    </number:number-style>
    <number:number-style style:name="N189">
      <number:text>-</number:text>
      <number:number number:decimal-places="2" number:min-integer-digits="1" number:grouping="true"/>
      <number:text> kr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kr</number:text>
    </number:number-style>
    <number:number-style style:name="N190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90P0"/>
    </number:number-style>
    <number:number-style style:name="N194P0" style:volatile="true">
      <number:number number:decimal-places="0" number:min-integer-digits="1" number:grouping="true"/>
      <number:text> kr </number:text>
    </number:number-style>
    <number:number-style style:name="N194P1" style:volatile="true">
      <number:text>-</number:text>
      <number:number number:decimal-places="0" number:min-integer-digits="1" number:grouping="true"/>
      <number:text> kr </number:text>
    </number:number-style>
    <number:number-style style:name="N194P2" style:volatile="true">
      <number:text> - kr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0" number:min-integer-digits="1" number:grouping="true"/>
      <number:text>     </number:text>
    </number:number-style>
    <number:number-style style:name="N198P1" style:volatile="true">
      <number:text>-</number:text>
      <number:number number:decimal-places="0" number:min-integer-digits="1" number:grouping="true"/>
      <number:text>     </number:text>
    </number:number-style>
    <number:number-style style:name="N198P2" style:volatile="true">
      <number:text> -    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number number:decimal-places="2" number:min-integer-digits="1" number:grouping="true"/>
      <number:text> kr </number:text>
    </number:number-style>
    <number:number-style style:name="N202P1" style:volatile="true">
      <number:text>-</number:text>
      <number:number number:decimal-places="2" number:min-integer-digits="1" number:grouping="true"/>
      <number:text> kr </number:text>
    </number:number-style>
    <number:number-style style:name="N202P2" style:volatile="true">
      <number:text> -</number:text>
      <number:number number:decimal-places="0" number:min-integer-digits="0"/>
      <number:text> kr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number number:decimal-places="2" number:min-integer-digits="1" number:grouping="true"/>
      <number:text>     </number:text>
    </number:number-style>
    <number:number-style style:name="N206P1" style:volatile="true">
      <number:text>-</number:text>
      <number:number number:decimal-places="2" number:min-integer-digits="1" number:grouping="true"/>
      <number:text>     </number:text>
    </number:number-style>
    <number:number-style style:name="N206P2" style:volatile="true">
      <number:text> -</number:text>
      <number:number number:decimal-places="0" number:min-integer-digits="0"/>
      <number:text> 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£ </number:text>
      <number:number number:decimal-places="0" number:min-integer-digits="1" number:grouping="true"/>
    </number:number-style>
    <number:number-style style:name="N208">
      <number:text>-£ </number:text>
      <number:number number:decimal-places="0" number:min-integer-digits="1" number:grouping="true"/>
      <style:map style:condition="value()&gt;=0" style:apply-style-name="N208P0"/>
    </number:number-style>
    <number:number-style style:name="N209P0" style:volatile="true">
      <number:text>£ </number:text>
      <number:number number:decimal-places="0" number:min-integer-digits="1" number:grouping="true"/>
    </number:number-style>
    <number:number-style style:name="N209">
      <style:text-properties fo:color="#ff0000"/>
      <number:text>-£ </number:text>
      <number:number number:decimal-places="0" number:min-integer-digits="1" number:grouping="true"/>
      <style:map style:condition="value()&gt;=0" style:apply-style-name="N209P0"/>
    </number:number-style>
    <number:number-style style:name="N211P0" style:volatile="true">
      <number:text>£ </number:text>
      <number:number number:decimal-places="2" number:min-integer-digits="1" number:grouping="true"/>
    </number:number-style>
    <number:number-style style:name="N211">
      <number:text>-£ </number:text>
      <number:number number:decimal-places="2" number:min-integer-digits="1" number:grouping="true"/>
      <style:map style:condition="value()&gt;=0" style:apply-style-name="N211P0"/>
    </number:number-style>
    <number:number-style style:name="N212P0" style:volatile="true">
      <number:text>£ </number:text>
      <number:number number:decimal-places="2" number:min-integer-digits="1" number:grouping="true"/>
    </number:number-style>
    <number:number-style style:name="N212">
      <style:text-properties fo:color="#ff0000"/>
      <number:text>-£ </number:text>
      <number:number number:decimal-places="2" number:min-integer-digits="1" number:grouping="true"/>
      <style:map style:condition="value()&gt;=0" style:apply-style-name="N212P0"/>
    </number:number-style>
    <number:number-style style:name="N216P0" style:volatile="true">
      <number:text> £ </number:text>
      <number:number number:decimal-places="0" number:min-integer-digits="1" number:grouping="true"/>
      <number:text> </number:text>
    </number:number-style>
    <number:number-style style:name="N216P1" style:volatile="true">
      <number:text>-£ </number:text>
      <number:number number:decimal-places="0" number:min-integer-digits="1" number:grouping="true"/>
      <number:text> </number:text>
    </number:number-style>
    <number:number-style style:name="N216P2" style:volatile="true">
      <number:text> £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£ </number:text>
      <number:number number:decimal-places="2" number:min-integer-digits="1" number:grouping="true"/>
      <number:text> </number:text>
    </number:number-style>
    <number:number-style style:name="N220P1" style:volatile="true">
      <number:text>-£ </number:text>
      <number:number number:decimal-places="2" number:min-integer-digits="1" number:grouping="true"/>
      <number:text> </number:text>
    </number:number-style>
    <number:number-style style:name="N220P2" style:volatile="true">
      <number:text> £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pm3">
      <style:page-layout-properties fo:page-width="841.86pt" fo:page-height="595.25pt" style:num-format="1" style:print-orientation="landscape" fo:margin-top="28.8pt" fo:margin-bottom="36pt" fo:margin-left="21.6pt" fo:margin-right="21.6pt" style:first-page-number="continue" style:scale-to="55%" style:writing-mode="lr-tb" style:print="charts drawings headers objects zero-values"/>
      <style:header-style>
        <style:header-footer-properties fo:min-height="21.29pt" fo:margin-left="32.26pt" fo:margin-right="32.26pt" fo:margin-bottom="0pt"/>
      </style:header-style>
      <style:footer-style>
        <style:header-footer-properties svg:height="0pt" fo:margin-left="32.26pt" fo:margin-right="32.26pt" fo:margin-top="0pt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07">02/07/2008</text:date>, <text:time>11:4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eight_20_Invoice" style:display-name="PageStyle_Freight Invoic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8-02-07">02/07/2008</text:date></text:span><text:span text:style-name="T1"> GMT <text:s/></text:span><text:span text:style-name="T1"><text:time>11:49:53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8-02-07">02/07/2008</text:date></text:span><text:span text:style-name="T1"> GMT <text:s/></text:span><text:span text:style-name="T1"><text:time>11:49:53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UBL</dc:title>
    <dc:description>v 2.0</dc:description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679"/>
  </office:meta>
</office:document-meta>
</file>